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500000558C8A835E53E039B1E.png" manifest:media-type="image/png"/>
  <manifest:file-entry manifest:full-path="Pictures/100002010000045C0000022B088CB4B2BFE1E328.png" manifest:media-type="image/png"/>
  <manifest:file-entry manifest:full-path="Pictures/1000020100000241000000C5F38927BF1F03FBC2.png" manifest:media-type="image/png"/>
  <manifest:file-entry manifest:full-path="Pictures/1000020100000313000001A6C1526FB2FCC2CA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ack1" svg:font-family="Hack"/>
    <style:font-face style:name="apple-system" svg:font-family="apple-system, BlinkMacSystemFont, Roboto, 'Open Sans', 'Helvetica Neue', sans-serif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Hack" svg:font-family="Hack" style:font-pitch="fixed"/>
    <style:font-face style:name="Hack2" svg:font-family="Hack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mazone BT" svg:font-family="'Amazone B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16.501cm" style:rel-column-width="65535*"/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16.501cm" style:rel-column-width="65535*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6.501cm" table:align="margins"/>
    </style:style>
    <style:style style:name="Table3.A" style:family="table-column">
      <style:table-column-properties style:column-width="16.501cm" style:rel-column-width="65535*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6.501cm" table:align="margins"/>
    </style:style>
    <style:style style:name="Table4.A" style:family="table-column">
      <style:table-column-properties style:column-width="16.501cm" style:rel-column-width="65535*"/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38c36c"/>
    </style:style>
    <style:style style:name="P2" style:family="paragraph" style:parent-style-name="Standard">
      <style:text-properties style:font-name="Hack" fo:font-size="10pt" style:font-size-asian="10pt" style:font-size-complex="10pt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style:page-number="auto" fo:background-color="transparent" style:writing-mode="page"/>
      <style:text-properties style:font-name="Liberation Serif" fo:font-size="11pt" officeooo:paragraph-rsid="0041ec85" style:font-size-asian="11pt" style:font-size-complex="11pt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style:page-number="auto" fo:background-color="transparent" style:writing-mode="page"/>
      <style:text-properties style:font-name="Liberation Serif" fo:font-size="11pt" officeooo:paragraph-rsid="0031bbde" style:font-size-asian="11pt" style:font-size-complex="11pt"/>
    </style:style>
    <style:style style:name="P5" style:family="paragraph" style:parent-style-name="Обычный_20__28_веб_29_" style:master-page-name="">
      <loext:graphic-properties draw:fill="none"/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style:page-number="auto" fo:background-color="transparent" style:writing-mode="page"/>
      <style:text-properties style:font-name="Liberation Serif" fo:font-size="11pt" style:font-size-asian="11pt" style:font-size-complex="11pt"/>
    </style:style>
    <style:style style:name="P6" style:family="paragraph" style:parent-style-name="Обычный_20__28_веб_29_" style:master-page-name="">
      <loext:graphic-properties draw:fill="none"/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style:page-number="auto" fo:background-color="transparent" style:writing-mode="page">
        <style:tab-stops>
          <style:tab-stop style:position="-0.635cm"/>
        </style:tab-stops>
      </style:paragraph-properties>
      <style:text-properties style:font-name="Liberation Serif" fo:font-size="11pt" style:font-size-asian="11pt" style:font-size-complex="11pt"/>
    </style:style>
    <style:style style:name="P7" style:family="paragraph" style:parent-style-name="Standard"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style:writing-mode="page"/>
      <style:text-properties style:font-name="Liberation Serif" fo:font-size="11pt" officeooo:paragraph-rsid="002190f3" style:font-size-asian="11pt" style:font-size-complex="11pt"/>
    </style:style>
    <style:style style:name="P8" style:family="paragraph" style:parent-style-name="Standard"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style:writing-mode="page"/>
      <style:text-properties style:font-name="Liberation Serif" fo:font-size="11pt" officeooo:paragraph-rsid="001e841e" style:font-size-asian="11pt" style:font-size-complex="11pt"/>
    </style:style>
    <style:style style:name="P9" style:family="paragraph" style:parent-style-name="Standard"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style:writing-mode="page"/>
      <style:text-properties style:font-name="Liberation Serif" fo:font-size="11pt" officeooo:paragraph-rsid="0029ec82" style:font-size-asian="11pt" style:font-size-complex="11pt"/>
    </style:style>
    <style:style style:name="P10" style:family="paragraph" style:parent-style-name="Standard"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style:writing-mode="page"/>
      <style:text-properties style:font-name="Liberation Serif" fo:font-size="11pt" officeooo:paragraph-rsid="002b95c2" style:font-size-asian="11pt" style:font-size-complex="11pt"/>
    </style:style>
    <style:style style:name="P11" style:family="paragraph" style:parent-style-name="Standard"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style:writing-mode="page"/>
      <style:text-properties style:font-name="Liberation Serif" fo:font-size="11pt" officeooo:paragraph-rsid="002f66c0" style:font-size-asian="11pt" style:font-size-complex="11pt"/>
    </style:style>
    <style:style style:name="P12" style:family="paragraph" style:parent-style-name="Standard">
      <loext:graphic-properties draw:fill="none"/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fo:background-color="transparent" style:writing-mode="page"/>
      <style:text-properties style:font-name="Liberation Serif" fo:font-size="11pt" officeooo:paragraph-rsid="0031bbde" style:font-size-asian="11pt" style:font-size-complex="11pt"/>
    </style:style>
    <style:style style:name="P13" style:family="paragraph" style:parent-style-name="Standard"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style:writing-mode="page"/>
      <style:text-properties style:font-name="Liberation Serif" fo:font-size="11pt" officeooo:rsid="002b95c2" officeooo:paragraph-rsid="002b95c2" style:font-size-asian="11pt" style:font-size-complex="11pt"/>
    </style:style>
    <style:style style:name="P14" style:family="paragraph" style:parent-style-name="Standard"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style:writing-mode="page"/>
      <style:text-properties style:font-name="Liberation Serif" fo:font-size="11pt" fo:font-weight="normal" officeooo:rsid="001e841e" officeooo:paragraph-rsid="001e841e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fo:background-color="transparent" style:writing-mode="page"/>
      <style:text-properties style:font-name="Liberation Serif" fo:font-size="11pt" fo:language="en" fo:country="US" fo:font-weight="normal" officeooo:rsid="001e841e" officeooo:paragraph-rsid="0031bbde" style:font-size-asian="11pt" style:font-weight-asian="normal" style:font-name-complex="Amazone BT" style:font-size-complex="11pt" style:font-weight-complex="normal"/>
    </style:style>
    <style:style style:name="P16" style:family="paragraph" style:parent-style-name="Standard"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style:writing-mode="page"/>
      <style:text-properties style:font-name="Liberation Serif" fo:font-size="11pt" fo:language="en" fo:country="US" fo:font-weight="normal" officeooo:rsid="00510c5e" officeooo:paragraph-rsid="00510c5e" style:font-size-asian="11pt" style:font-weight-asian="normal" style:font-name-complex="Amazone BT" style:font-size-complex="11pt" style:font-weight-complex="normal"/>
    </style:style>
    <style:style style:name="P17" style:family="paragraph" style:parent-style-name="Standard"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style:writing-mode="page"/>
      <style:text-properties officeooo:paragraph-rsid="00237f17"/>
    </style:style>
    <style:style style:name="P18" style:family="paragraph" style:parent-style-name="Standard"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style:writing-mode="page"/>
      <style:text-properties officeooo:paragraph-rsid="002b95c2"/>
    </style:style>
    <style:style style:name="P19" style:family="paragraph" style:parent-style-name="SubText"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style:writing-mode="page"/>
      <style:text-properties style:font-name="Liberation Serif" fo:font-size="11pt" style:font-size-asian="11pt" style:font-size-complex="11pt"/>
    </style:style>
    <style:style style:name="P20" style:family="paragraph" style:parent-style-name="Standard">
      <style:paragraph-properties fo:margin-left="0cm" fo:margin-right="0cm" fo:margin-top="0.3cm" fo:margin-bottom="0.199cm" loext:contextual-spacing="false" fo:line-height="115%" fo:text-align="center" style:justify-single-word="false" fo:text-indent="0cm" style:auto-text-indent="true" style:writing-mode="page"/>
      <style:text-properties officeooo:rsid="0045b919" officeooo:paragraph-rsid="0045b919"/>
    </style:style>
    <style:style style:name="P21" style:family="paragraph" style:parent-style-name="Standard">
      <style:paragraph-properties fo:margin-left="0cm" fo:margin-right="0cm" fo:line-height="115%" fo:text-indent="0cm" style:auto-text-indent="true" style:writing-mode="page"/>
      <style:text-properties fo:font-size="11pt" officeooo:rsid="0045b919" officeooo:paragraph-rsid="0045b919" style:font-size-asian="11pt" style:font-size-complex="11pt"/>
    </style:style>
    <style:style style:name="P22" style:family="paragraph" style:parent-style-name="Text_20_body">
      <style:text-properties style:font-name="Hack" fo:font-size="9pt" officeooo:paragraph-rsid="0046928c" style:font-size-asian="9pt" style:font-size-complex="9pt"/>
    </style:style>
    <style:style style:name="P23" style:family="paragraph" style:parent-style-name="Text_20_body">
      <style:text-properties fo:font-variant="normal" fo:text-transform="none" fo:color="#000000" style:font-name="apple-system" fo:font-size="9.75pt" fo:letter-spacing="normal" fo:font-style="normal" fo:font-weight="normal"/>
    </style:style>
    <style:style style:name="P24" style:family="paragraph" style:parent-style-name="Text_20_body">
      <style:text-properties fo:font-variant="normal" fo:text-transform="none" fo:color="#000000" style:font-name="apple-system" fo:font-size="9.75pt" fo:letter-spacing="normal" fo:font-style="normal" fo:font-weight="normal" officeooo:paragraph-rsid="0046928c"/>
    </style:style>
    <style:style style:name="P25" style:family="paragraph" style:parent-style-name="Preformatted_20_Text">
      <loext:graphic-properties draw:fill="none"/>
      <style:paragraph-properties fo:margin-left="1cm" fo:margin-right="0cm" fo:margin-top="0.071cm" fo:margin-bottom="0.071cm" loext:contextual-spacing="false" fo:line-height="115%" fo:text-align="start" style:justify-single-word="false" fo:text-indent="-1cm" style:auto-text-indent="false" fo:background-color="transparent" style:writing-mode="page">
        <style:tab-stops/>
      </style:paragraph-properties>
      <style:text-properties fo:font-variant="normal" fo:text-transform="none" fo:color="#000000" style:font-name="Hack" fo:font-size="10pt" fo:letter-spacing="normal" fo:font-style="normal" fo:font-weight="normal" fo:background-color="transparent" style:font-size-asian="10pt" style:font-size-complex="10pt"/>
    </style:style>
    <style:style style:name="P26" style:family="paragraph" style:parent-style-name="Preformatted_20_Text">
      <loext:graphic-properties draw:fill="none"/>
      <style:paragraph-properties fo:margin-left="1cm" fo:margin-right="0cm" fo:margin-top="0.071cm" fo:margin-bottom="0.071cm" loext:contextual-spacing="false" fo:line-height="115%" fo:text-align="start" style:justify-single-word="false" fo:text-indent="-1cm" style:auto-text-indent="false" fo:background-color="transparent" style:writing-mode="page">
        <style:tab-stops/>
      </style:paragraph-properties>
      <style:text-properties fo:font-variant="normal" fo:text-transform="none" fo:color="#000000" style:font-name="Hack" fo:font-size="10pt" fo:letter-spacing="normal" fo:font-style="normal" fo:font-weight="normal" officeooo:paragraph-rsid="00237f17" fo:background-color="transparent" style:font-size-asian="10pt" style:font-size-complex="10pt"/>
    </style:style>
    <style:style style:name="P27" style:family="paragraph" style:parent-style-name="Preformatted_20_Text">
      <loext:graphic-properties draw:fill="none"/>
      <style:paragraph-properties fo:margin-left="1cm" fo:margin-right="0cm" fo:margin-top="0.071cm" fo:margin-bottom="0.071cm" loext:contextual-spacing="false" fo:line-height="115%" fo:text-align="start" style:justify-single-word="false" fo:text-indent="-1cm" style:auto-text-indent="false" fo:background-color="transparent" style:writing-mode="page">
        <style:tab-stops/>
      </style:paragraph-properties>
      <style:text-properties fo:font-variant="normal" fo:text-transform="none" fo:color="#000000" style:font-name="Hack" fo:font-size="10pt" fo:letter-spacing="normal" fo:font-style="normal" fo:font-weight="normal" officeooo:paragraph-rsid="002b95c2" fo:background-color="transparent" style:font-size-asian="10pt" style:font-size-complex="10pt"/>
    </style:style>
    <style:style style:name="P28" style:family="paragraph" style:parent-style-name="Preformatted_20_Text">
      <loext:graphic-properties draw:fill="none"/>
      <style:paragraph-properties fo:margin-left="1cm" fo:margin-right="0cm" fo:margin-top="0.071cm" fo:margin-bottom="0.071cm" loext:contextual-spacing="false" fo:line-height="115%" fo:text-align="start" style:justify-single-word="false" fo:text-indent="-1cm" style:auto-text-indent="false" fo:background-color="transparent" style:writing-mode="page">
        <style:tab-stops/>
      </style:paragraph-properties>
      <style:text-properties fo:font-variant="normal" fo:text-transform="none" fo:color="#000000" style:font-name="Hack" fo:font-size="10pt" fo:letter-spacing="normal" fo:font-style="normal" fo:font-weight="normal" officeooo:paragraph-rsid="0031bbde" fo:background-color="transparent" style:font-size-asian="10pt" style:font-size-complex="10pt"/>
    </style:style>
    <style:style style:name="P29" style:family="paragraph" style:parent-style-name="Preformatted_20_Text">
      <loext:graphic-properties draw:fill="none"/>
      <style:paragraph-properties fo:margin-left="1cm" fo:margin-right="0cm" fo:margin-top="0.071cm" fo:margin-bottom="0.071cm" loext:contextual-spacing="false" fo:line-height="115%" fo:text-align="start" style:justify-single-word="false" fo:text-indent="-1cm" style:auto-text-indent="false" fo:background-color="transparent" style:writing-mode="page">
        <style:tab-stops/>
      </style:paragraph-properties>
      <style:text-properties fo:font-variant="normal" fo:text-transform="none" fo:color="#000000" style:font-name="Hack" fo:font-size="10pt" fo:letter-spacing="normal" fo:font-style="normal" fo:font-weight="normal" officeooo:paragraph-rsid="002d5f00" fo:background-color="transparent" style:font-size-asian="10pt" style:font-weight-asian="normal" style:font-size-complex="10pt" style:font-weight-complex="normal"/>
    </style:style>
    <style:style style:name="P30" style:family="paragraph" style:parent-style-name="Preformatted_20_Text">
      <loext:graphic-properties draw:fill="none"/>
      <style:paragraph-properties fo:margin-left="1cm" fo:margin-right="0cm" fo:margin-top="0.071cm" fo:margin-bottom="0.071cm" loext:contextual-spacing="false" fo:line-height="115%" fo:text-align="start" style:justify-single-word="false" fo:text-indent="-1cm" style:auto-text-indent="false" fo:background-color="transparent" style:writing-mode="page">
        <style:tab-stops/>
      </style:paragraph-properties>
      <style:text-properties fo:font-variant="normal" fo:text-transform="none" fo:color="#000000" style:font-name="Hack" fo:font-size="10pt" fo:letter-spacing="normal" fo:font-style="normal" fo:font-weight="normal" officeooo:paragraph-rsid="0031bbde" fo:background-color="transparent" style:font-size-asian="10pt" style:font-weight-asian="normal" style:font-size-complex="10pt" style:font-weight-complex="normal"/>
    </style:style>
    <style:style style:name="P31" style:family="paragraph" style:parent-style-name="Preformatted_20_Text">
      <loext:graphic-properties draw:fill="none"/>
      <style:paragraph-properties fo:margin-left="1cm" fo:margin-right="0cm" fo:margin-top="0.071cm" fo:margin-bottom="0.071cm" loext:contextual-spacing="false" fo:line-height="115%" fo:text-align="start" style:justify-single-word="false" fo:text-indent="-1cm" style:auto-text-indent="false" fo:background-color="transparent" style:writing-mode="page">
        <style:tab-stops/>
      </style:paragraph-properties>
      <style:text-properties style:font-name="Hack" fo:font-size="10pt" fo:background-color="transparent" style:font-size-asian="10pt" style:font-size-complex="10pt"/>
    </style:style>
    <style:style style:name="P32" style:family="paragraph" style:parent-style-name="Preformatted_20_Text">
      <loext:graphic-properties draw:fill="none"/>
      <style:paragraph-properties fo:margin-left="1cm" fo:margin-right="0cm" fo:margin-top="0.071cm" fo:margin-bottom="0.071cm" loext:contextual-spacing="false" fo:line-height="115%" fo:text-align="start" style:justify-single-word="false" fo:text-indent="-1cm" style:auto-text-indent="false" fo:background-color="transparent" style:writing-mode="page">
        <style:tab-stops/>
      </style:paragraph-properties>
      <style:text-properties style:font-name="Hack" fo:font-size="10pt" officeooo:paragraph-rsid="001fe4ee" fo:background-color="transparent" style:font-size-asian="10pt" style:font-size-complex="10pt"/>
    </style:style>
    <style:style style:name="P33" style:family="paragraph" style:parent-style-name="Preformatted_20_Text">
      <loext:graphic-properties draw:fill="none"/>
      <style:paragraph-properties fo:margin-left="1cm" fo:margin-right="0cm" fo:margin-top="0.071cm" fo:margin-bottom="0.071cm" loext:contextual-spacing="false" fo:line-height="115%" fo:text-align="start" style:justify-single-word="false" fo:text-indent="-1cm" style:auto-text-indent="false" fo:background-color="transparent" style:writing-mode="page">
        <style:tab-stops/>
      </style:paragraph-properties>
      <style:text-properties style:font-name="Hack" fo:font-size="10pt" officeooo:paragraph-rsid="00237f17" fo:background-color="transparent" style:font-size-asian="10pt" style:font-size-complex="10pt"/>
    </style:style>
    <style:style style:name="P34" style:family="paragraph" style:parent-style-name="Preformatted_20_Text">
      <loext:graphic-properties draw:fill="none"/>
      <style:paragraph-properties fo:margin-left="1cm" fo:margin-right="0cm" fo:margin-top="0.071cm" fo:margin-bottom="0.071cm" loext:contextual-spacing="false" fo:line-height="115%" fo:text-align="start" style:justify-single-word="false" fo:text-indent="-1cm" style:auto-text-indent="false" fo:background-color="transparent" style:writing-mode="page">
        <style:tab-stops/>
      </style:paragraph-properties>
      <style:text-properties style:font-name="Hack" fo:font-size="10pt" officeooo:paragraph-rsid="0031bbde" style:font-size-asian="10pt" style:font-size-complex="10pt"/>
    </style:style>
    <style:style style:name="P35" style:family="paragraph" style:parent-style-name="Standard" style:list-style-name="WW8Num2"/>
    <style:style style:name="P36" style:family="paragraph" style:parent-style-name="Standard" style:list-style-name="WW8Num6"/>
    <style:style style:name="P37" style:family="paragraph" style:parent-style-name="Standard" style:list-style-name="WW8Num9"/>
    <style:style style:name="P38" style:family="paragraph" style:parent-style-name="Standard" style:list-style-name="WW8Num4"/>
    <style:style style:name="P39" style:family="paragraph" style:parent-style-name="Standard" style:list-style-name="L1"/>
    <style:style style:name="P40" style:family="paragraph" style:parent-style-name="Standard" style:list-style-name="L2"/>
    <style:style style:name="P41" style:family="paragraph" style:parent-style-name="Standard" style:list-style-name="L3"/>
    <style:style style:name="P42" style:family="paragraph" style:parent-style-name="Standard" style:list-style-name="L4"/>
    <style:style style:name="P43" style:family="paragraph" style:parent-style-name="Standard" style:list-style-name="L5"/>
    <style:style style:name="P44" style:family="paragraph" style:parent-style-name="Standard" style:list-style-name="L5">
      <style:text-properties officeooo:paragraph-rsid="00573dde"/>
    </style:style>
    <style:style style:name="P45" style:family="paragraph" style:parent-style-name="Standard" style:list-style-name="L6"/>
    <style:style style:name="P46" style:family="paragraph" style:parent-style-name="Standard" style:list-style-name="L6">
      <style:text-properties officeooo:paragraph-rsid="0059ee1b"/>
    </style:style>
    <style:style style:name="P47" style:family="paragraph" style:parent-style-name="Standard" style:list-style-name="L7"/>
    <style:style style:name="P48" style:family="paragraph" style:parent-style-name="Standard" style:list-style-name="L8"/>
    <style:style style:name="P49" style:family="paragraph" style:parent-style-name="Standard">
      <style:paragraph-properties fo:text-align="center" style:justify-single-word="false"/>
      <style:text-properties officeooo:rsid="0045b919" officeooo:paragraph-rsid="0045b919"/>
    </style:style>
    <style:style style:name="P50" style:family="paragraph" style:parent-style-name="Standard" style:list-style-name="L6">
      <style:text-properties style:font-name="Hack" fo:font-size="10pt" officeooo:paragraph-rsid="0059ee1b" style:font-size-asian="10pt" style:font-size-complex="10pt"/>
    </style:style>
    <style:style style:name="P51" style:family="paragraph" style:parent-style-name="Standard" style:list-style-name="WW8Num2" style:master-page-name="">
      <loext:graphic-properties draw:fill="none"/>
      <style:paragraph-properties fo:margin-left="0cm" fo:margin-right="0cm" fo:margin-top="0.071cm" fo:margin-bottom="0.071cm" loext:contextual-spacing="false" fo:line-height="115%" fo:text-align="justify" style:justify-single-word="false" fo:text-indent="0cm" style:auto-text-indent="true" style:page-number="auto" fo:background-color="transparent" style:writing-mode="page">
        <style:tab-stops>
          <style:tab-stop style:position="-0.953cm"/>
        </style:tab-stops>
      </style:paragraph-properties>
      <style:text-properties style:font-name="Liberation Serif" fo:font-size="11pt" officeooo:rsid="001f4bf8" officeooo:paragraph-rsid="001f4bf8" style:font-size-asian="11pt" style:font-size-complex="11pt"/>
    </style:style>
    <style:style style:name="P52" style:family="paragraph" style:parent-style-name="Standard" style:list-style-name="WW8Num1">
      <style:paragraph-properties fo:margin-left="0cm" fo:margin-right="0cm" fo:margin-top="0.071cm" fo:margin-bottom="0.071cm" loext:contextual-spacing="false" fo:line-height="115%" fo:text-align="start" style:justify-single-word="false" fo:text-indent="0cm" style:auto-text-indent="true" style:writing-mode="page"/>
      <style:text-properties style:font-name="Liberation Serif" fo:font-size="11pt" officeooo:paragraph-rsid="001e841e" style:font-size-asian="11pt" style:font-size-complex="11pt"/>
    </style:style>
    <style:style style:name="P53" style:family="paragraph" style:parent-style-name="Standard" style:list-style-name="WW8Num1">
      <style:paragraph-properties fo:margin-left="0cm" fo:margin-right="0cm" fo:margin-top="0.071cm" fo:margin-bottom="0.071cm" loext:contextual-spacing="false" fo:line-height="115%" fo:text-align="start" style:justify-single-word="false" fo:text-indent="0cm" style:auto-text-indent="true" style:writing-mode="page"/>
      <style:text-properties style:font-name="Liberation Serif" fo:font-size="11pt" fo:language="en" fo:country="US" fo:font-weight="normal" officeooo:rsid="001e841e" officeooo:paragraph-rsid="001e841e" style:font-size-asian="11pt" style:font-weight-asian="normal" style:font-name-complex="Amazone BT" style:font-size-complex="11pt" style:font-weight-complex="normal"/>
    </style:style>
    <style:style style:name="P54" style:family="paragraph" style:parent-style-name="Standard" style:list-style-name="WW8Num6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55" style:family="paragraph" style:parent-style-name="Text_20_body">
      <style:text-properties officeooo:paragraph-rsid="0046928c"/>
    </style:style>
    <style:style style:name="P56" style:family="paragraph" style:parent-style-name="Text_20_body">
      <style:text-properties fo:font-variant="normal" fo:text-transform="none" fo:color="#000000" style:font-name="apple-system" fo:font-size="9.75pt" fo:letter-spacing="normal" fo:font-style="normal" fo:font-weight="normal" officeooo:paragraph-rsid="00557c3a"/>
    </style:style>
    <style:style style:name="P57" style:family="paragraph" style:parent-style-name="Text_20_body">
      <style:text-properties officeooo:rsid="00557c3a" officeooo:paragraph-rsid="00557c3a"/>
    </style:style>
    <style:style style:name="P58" style:family="paragraph" style:parent-style-name="Heading_20_1" style:list-style-name="">
      <style:text-properties officeooo:rsid="0045b919" officeooo:paragraph-rsid="0045b919"/>
    </style:style>
    <style:style style:name="P59" style:family="paragraph" style:parent-style-name="Heading_20_1" style:list-style-name="" style:master-page-name="Convert_20_2">
      <style:paragraph-properties fo:margin-left="0cm" fo:margin-right="0cm" fo:margin-top="0.071cm" fo:margin-bottom="0.071cm" loext:contextual-spacing="false" fo:line-height="115%" fo:text-indent="0cm" style:auto-text-indent="true" style:page-number="auto" style:writing-mode="page"/>
      <style:text-properties officeooo:paragraph-rsid="0038c36c"/>
    </style:style>
    <style:style style:name="P60" style:family="paragraph" style:parent-style-name="Heading_20_1" style:list-style-name="">
      <style:paragraph-properties fo:margin-left="0cm" fo:margin-right="0cm" fo:margin-top="0.071cm" fo:margin-bottom="0.071cm" loext:contextual-spacing="false" fo:line-height="115%" fo:text-indent="0cm" style:auto-text-indent="true" style:writing-mode="page"/>
      <style:text-properties officeooo:paragraph-rsid="0038c36c"/>
    </style:style>
    <style:style style:name="P61" style:family="paragraph" style:parent-style-name="Heading_20_1">
      <style:paragraph-properties fo:margin-left="0cm" fo:margin-right="0cm" fo:margin-top="0.3cm" fo:margin-bottom="0.199cm" loext:contextual-spacing="false" fo:line-height="115%" fo:text-indent="0cm" style:auto-text-indent="true" fo:break-before="page" style:writing-mode="page"/>
      <style:text-properties officeooo:paragraph-rsid="0038c36c"/>
    </style:style>
    <style:style style:name="P62" style:family="paragraph" style:parent-style-name="Heading_20_1">
      <loext:graphic-properties draw:fill="none"/>
      <style:paragraph-properties fo:margin-left="0cm" fo:margin-right="0cm" fo:margin-top="0.3cm" fo:margin-bottom="0.199cm" loext:contextual-spacing="false" fo:text-indent="0cm" style:auto-text-indent="true" fo:break-before="page" fo:background-color="transparent" style:writing-mode="page"/>
    </style:style>
    <style:style style:name="P63" style:family="paragraph" style:parent-style-name="Heading_20_1">
      <loext:graphic-properties draw:fill="none"/>
      <style:paragraph-properties fo:margin-left="0cm" fo:margin-right="0cm" fo:margin-top="0.3cm" fo:margin-bottom="0.199cm" loext:contextual-spacing="false" fo:text-indent="0cm" style:auto-text-indent="true" fo:break-before="page" fo:background-color="transparent" fo:keep-with-next="always" style:writing-mode="page"/>
    </style:style>
    <style:style style:name="P64" style:family="paragraph" style:parent-style-name="Heading_20_1" style:master-page-name="">
      <loext:graphic-properties draw:fill="none"/>
      <style:paragraph-properties fo:margin-left="0cm" fo:margin-right="0cm" fo:margin-top="0.3cm" fo:margin-bottom="0.199cm" loext:contextual-spacing="false" fo:text-indent="0cm" style:auto-text-indent="true" style:page-number="auto" fo:background-color="transparent" fo:keep-with-next="always" style:writing-mode="page"/>
    </style:style>
    <style:style style:name="P65" style:family="paragraph" style:parent-style-name="Heading_20_1">
      <style:paragraph-properties fo:margin-left="0cm" fo:margin-right="0cm" fo:margin-top="0.3cm" fo:margin-bottom="0.199cm" loext:contextual-spacing="false" fo:line-height="115%" fo:text-indent="0cm" style:auto-text-indent="true" style:writing-mode="page"/>
      <style:text-properties officeooo:rsid="00374322"/>
    </style:style>
    <style:style style:name="P66" style:family="paragraph" style:parent-style-name="Heading_20_1">
      <style:paragraph-properties fo:margin-left="0cm" fo:margin-right="0cm" fo:margin-top="0.3cm" fo:margin-bottom="0.199cm" loext:contextual-spacing="false" fo:line-height="115%" fo:text-indent="0cm" style:auto-text-indent="true" style:writing-mode="page"/>
    </style:style>
    <style:style style:name="P67" style:family="paragraph" style:parent-style-name="Heading_20_1">
      <style:paragraph-properties fo:margin-left="0cm" fo:margin-right="0cm" fo:margin-top="0.3cm" fo:margin-bottom="0.199cm" loext:contextual-spacing="false" fo:line-height="115%" fo:text-indent="0cm" style:auto-text-indent="true" style:writing-mode="page"/>
      <style:text-properties officeooo:paragraph-rsid="00374322"/>
    </style:style>
    <style:style style:name="P68" style:family="paragraph" style:parent-style-name="Heading_20_1">
      <style:paragraph-properties fo:margin-left="0cm" fo:margin-right="0cm" fo:margin-top="0.3cm" fo:margin-bottom="0.199cm" loext:contextual-spacing="false" fo:line-height="115%" fo:text-indent="0cm" style:auto-text-indent="true" style:writing-mode="page"/>
      <style:text-properties officeooo:paragraph-rsid="00442e37"/>
    </style:style>
    <style:style style:name="P69" style:family="paragraph" style:parent-style-name="Heading_20_1">
      <loext:graphic-properties draw:fill="none"/>
      <style:paragraph-properties fo:margin-left="0cm" fo:margin-right="0cm" fo:margin-top="0.3cm" fo:margin-bottom="0.199cm" loext:contextual-spacing="false" fo:text-indent="0cm" style:auto-text-indent="true" fo:background-color="transparent" style:writing-mode="page"/>
    </style:style>
    <style:style style:name="P70" style:family="paragraph" style:parent-style-name="Heading_20_1" style:list-style-name="">
      <loext:graphic-properties draw:fill="none"/>
      <style:paragraph-properties fo:margin-left="0cm" fo:margin-right="0cm" fo:margin-top="0.3cm" fo:margin-bottom="0.199cm" loext:contextual-spacing="false" fo:text-indent="0cm" style:auto-text-indent="true" fo:background-color="transparent" style:writing-mode="page"/>
    </style:style>
    <style:style style:name="P71" style:family="paragraph" style:parent-style-name="Heading_20_1">
      <loext:graphic-properties draw:fill="none"/>
      <style:paragraph-properties fo:margin-left="0cm" fo:margin-right="0cm" fo:margin-top="0.3cm" fo:margin-bottom="0.199cm" loext:contextual-spacing="false" fo:line-height="115%" fo:text-indent="0cm" style:auto-text-indent="true" fo:background-color="transparent" fo:keep-with-next="always" style:writing-mode="page"/>
    </style:style>
    <style:style style:name="P72" style:family="paragraph" style:parent-style-name="Heading_20_1" style:master-page-name="Convert_20_6">
      <loext:graphic-properties draw:fill="none"/>
      <style:paragraph-properties fo:margin-left="0cm" fo:margin-right="0cm" fo:margin-top="0.3cm" fo:margin-bottom="0.199cm" loext:contextual-spacing="false" fo:text-indent="0cm" style:auto-text-indent="true" style:page-number="auto" fo:background-color="transparent" fo:keep-with-next="always" style:writing-mode="page"/>
    </style:style>
    <style:style style:name="P73" style:family="paragraph" style:parent-style-name="Heading_20_1" style:master-page-name="Convert_20_7">
      <loext:graphic-properties draw:fill="none"/>
      <style:paragraph-properties fo:margin-left="0cm" fo:margin-right="0cm" fo:margin-top="0.3cm" fo:margin-bottom="0.199cm" loext:contextual-spacing="false" fo:text-indent="0cm" style:auto-text-indent="true" style:page-number="auto" fo:background-color="transparent" fo:keep-with-next="always" style:writing-mode="page"/>
      <style:text-properties officeooo:paragraph-rsid="00510c5e"/>
    </style:style>
    <style:style style:name="P74" style:family="paragraph" style:parent-style-name="Heading_20_1">
      <style:paragraph-properties fo:break-before="page"/>
      <style:text-properties officeooo:rsid="00557c3a" officeooo:paragraph-rsid="00557c3a"/>
    </style:style>
    <style:style style:name="P75" style:family="paragraph" style:parent-style-name="Heading_20_1">
      <style:paragraph-properties fo:break-before="page"/>
      <style:text-properties officeooo:rsid="0045b919" officeooo:paragraph-rsid="0045b919"/>
    </style:style>
    <style:style style:name="P76" style:family="paragraph" style:parent-style-name="Preformatted_20_Text">
      <loext:graphic-properties draw:fill="none"/>
      <style:paragraph-properties fo:margin-left="1cm" fo:margin-right="0cm" fo:margin-top="0.071cm" fo:margin-bottom="0.071cm" loext:contextual-spacing="false" fo:line-height="115%" fo:text-align="start" style:justify-single-word="false" fo:text-indent="-1cm" style:auto-text-indent="false" fo:background-color="transparent" style:writing-mode="page">
        <style:tab-stops/>
      </style:paragraph-properties>
      <style:text-properties officeooo:paragraph-rsid="00573dde"/>
    </style:style>
    <style:style style:name="P77" style:family="paragraph" style:parent-style-name="Heading_20_2">
      <style:text-properties officeooo:paragraph-rsid="0046928c"/>
    </style:style>
    <style:style style:name="P78" style:family="paragraph" style:parent-style-name="Heading_20_2">
      <style:text-properties officeooo:paragraph-rsid="00557c3a"/>
    </style:style>
    <style:style style:name="P79" style:family="paragraph" style:parent-style-name="Heading_20_2">
      <style:paragraph-properties fo:margin-left="0cm" fo:margin-right="0cm" fo:margin-top="0.3cm" fo:margin-bottom="0.199cm" loext:contextual-spacing="false" fo:text-indent="0cm" style:auto-text-indent="true" style:writing-mode="page"/>
    </style:style>
    <style:style style:name="P80" style:family="paragraph" style:parent-style-name="Heading_20_2">
      <style:paragraph-properties fo:margin-left="0cm" fo:margin-right="0cm" fo:margin-top="0.3cm" fo:margin-bottom="0.199cm" loext:contextual-spacing="false" fo:line-height="115%" fo:text-indent="0cm" style:auto-text-indent="true" style:writing-mode="page"/>
    </style:style>
    <style:style style:name="P81" style:family="paragraph" style:parent-style-name="Heading_20_3">
      <style:text-properties fo:font-size="11pt" style:font-size-asian="11pt" style:font-size-complex="11pt"/>
    </style:style>
    <style:style style:name="P82" style:family="paragraph" style:parent-style-name="Heading_20_3">
      <style:text-properties fo:font-size="11pt" officeooo:paragraph-rsid="0046928c" style:font-size-asian="11pt" style:font-size-complex="11pt"/>
    </style:style>
    <style:style style:name="P83" style:family="paragraph" style:parent-style-name="Heading_20_3">
      <style:text-properties fo:font-size="11pt" officeooo:paragraph-rsid="00557c3a" style:font-size-asian="11pt" style:font-size-complex="11pt"/>
    </style:style>
    <style:style style:name="P84" style:family="paragraph" style:parent-style-name="Heading_20_3">
      <style:text-properties style:font-name="Liberation Sans" fo:font-size="11pt" fo:font-weight="bold" officeooo:paragraph-rsid="0046928c" style:font-size-asian="11pt" style:font-weight-asian="bold" style:font-size-complex="11pt" style:font-weight-complex="bold"/>
    </style:style>
    <style:style style:name="P85" style:family="paragraph" style:parent-style-name="Heading_20_3">
      <style:paragraph-properties fo:margin-left="0cm" fo:margin-right="0cm" fo:margin-top="0.3cm" fo:margin-bottom="0.199cm" loext:contextual-spacing="false" fo:line-height="115%" fo:text-indent="0cm" style:auto-text-indent="true" style:writing-mode="page"/>
      <style:text-properties fo:font-weight="normal" style:font-weight-asian="normal" style:font-weight-complex="normal"/>
    </style:style>
    <style:style style:name="P86" style:family="paragraph" style:parent-style-name="Heading_20_3">
      <style:paragraph-properties fo:margin-left="0cm" fo:margin-right="0cm" fo:margin-top="0.3cm" fo:margin-bottom="0.199cm" loext:contextual-spacing="false" fo:line-height="115%" fo:text-indent="0cm" style:auto-text-indent="true" style:writing-mode="page"/>
      <style:text-properties fo:font-weight="normal" officeooo:paragraph-rsid="0038c36c" style:font-weight-asian="normal" style:font-weight-complex="normal"/>
    </style:style>
    <style:style style:name="P87" style:family="paragraph" style:parent-style-name="Heading_20_3">
      <style:paragraph-properties fo:margin-left="0cm" fo:margin-right="0cm" fo:margin-top="0.3cm" fo:margin-bottom="0.199cm" loext:contextual-spacing="false" fo:line-height="115%" fo:text-indent="0cm" style:auto-text-indent="true" style:writing-mode="page"/>
      <style:text-properties fo:font-variant="normal" fo:text-transform="none" fo:color="#000000" style:font-name="Liberation Sans" fo:font-size="14.1000003814697pt" fo:letter-spacing="normal" fo:language="en" fo:country="US" fo:font-style="normal" fo:font-weight="normal" officeooo:rsid="001fe4ee" fo:background-color="transparent" style:font-size-asian="14.1000003814697pt" style:font-weight-asian="normal" style:font-size-complex="14.1000003814697pt" style:font-weight-complex="normal"/>
    </style:style>
    <style:style style:name="P88" style:family="paragraph" style:parent-style-name="Heading_20_3">
      <style:paragraph-properties fo:margin-left="0cm" fo:margin-right="0cm" fo:margin-top="0.3cm" fo:margin-bottom="0.199cm" loext:contextual-spacing="false" fo:line-height="115%" fo:text-indent="0cm" style:auto-text-indent="true" style:writing-mode="page"/>
    </style:style>
    <style:style style:name="P89" style:family="paragraph" style:parent-style-name="Heading_20_3">
      <style:paragraph-properties fo:margin-left="0cm" fo:margin-right="0cm" fo:margin-top="0.3cm" fo:margin-bottom="0.199cm" loext:contextual-spacing="false" fo:line-height="115%" fo:text-indent="0cm" style:auto-text-indent="true" style:writing-mode="page"/>
      <style:text-properties officeooo:paragraph-rsid="0038c36c"/>
    </style:style>
    <style:style style:name="P90" style:family="paragraph" style:parent-style-name="Heading_20_3">
      <style:paragraph-properties fo:margin-left="0cm" fo:margin-right="0cm" fo:margin-top="0.3cm" fo:margin-bottom="0.199cm" loext:contextual-spacing="false" fo:line-height="115%" fo:text-indent="0cm" style:auto-text-indent="true" style:writing-mode="page"/>
      <style:text-properties officeooo:paragraph-rsid="00429794"/>
    </style:style>
    <style:style style:name="P91" style:family="paragraph" style:parent-style-name="Heading_20_3">
      <style:paragraph-properties fo:margin-left="0cm" fo:margin-right="0cm" fo:margin-top="0.3cm" fo:margin-bottom="0.199cm" loext:contextual-spacing="false" fo:line-height="115%" fo:text-indent="0cm" style:auto-text-indent="true" style:writing-mode="page"/>
      <style:text-properties fo:font-style="normal" fo:font-weight="normal" style:font-style-asian="normal" style:font-weight-asian="normal" style:font-style-complex="normal" style:font-weight-complex="normal"/>
    </style:style>
    <style:style style:name="P9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3" style:family="paragraph" style:parent-style-name="Contents_20_Heading">
      <style:paragraph-properties fo:break-before="page"/>
      <style:text-properties officeooo:rsid="005c6f2b" officeooo:paragraph-rsid="005c6f2b"/>
    </style:style>
    <style:style style:name="P94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language="en" fo:country="US" fo:font-style="italic" officeooo:rsid="001f4bf8" style:font-style-asian="italic" style:font-style-complex="italic"/>
    </style:style>
    <style:style style:name="T3" style:family="text">
      <style:text-properties fo:language="en" fo:country="US" fo:font-style="italic" officeooo:rsid="001f4bf8" style:font-style-asian="italic"/>
    </style:style>
    <style:style style:name="T4" style:family="text">
      <style:text-properties fo:language="en" fo:country="US" fo:font-style="italic" officeooo:rsid="0029ec82" style:font-style-asian="italic"/>
    </style:style>
    <style:style style:name="T5" style:family="text">
      <style:text-properties fo:language="en" fo:country="US" fo:font-weight="normal" officeooo:rsid="001e841e" style:font-weight-asian="normal" style:font-weight-complex="normal"/>
    </style:style>
    <style:style style:name="T6" style:family="text">
      <style:text-properties fo:language="en" fo:country="US" fo:font-weight="normal" officeooo:rsid="00251d38" style:font-weight-asian="normal" style:font-weight-complex="normal"/>
    </style:style>
    <style:style style:name="T7" style:family="text">
      <style:text-properties fo:language="en" fo:country="US" fo:font-weight="normal" officeooo:rsid="0026fa24" style:font-weight-asian="normal" style:font-weight-complex="normal"/>
    </style:style>
    <style:style style:name="T8" style:family="text">
      <style:text-properties fo:language="en" fo:country="US" fo:font-weight="normal" officeooo:rsid="00328dff" style:font-weight-asian="normal" style:font-weight-complex="normal"/>
    </style:style>
    <style:style style:name="T9" style:family="text">
      <style:text-properties fo:language="en" fo:country="US" fo:font-weight="normal" officeooo:rsid="002d5f00" style:font-weight-asian="normal" style:font-weight-complex="normal"/>
    </style:style>
    <style:style style:name="T10" style:family="text">
      <style:text-properties fo:language="en" fo:country="US" fo:font-weight="normal" officeooo:rsid="001e841e" style:font-weight-asian="normal" style:font-name-complex="Amazone BT" style:font-weight-complex="normal"/>
    </style:style>
    <style:style style:name="T11" style:family="text">
      <style:text-properties fo:language="en" fo:country="US" fo:font-weight="normal" officeooo:rsid="002f66c0" style:font-weight-asian="normal" style:font-name-complex="Amazone BT" style:font-weight-complex="normal"/>
    </style:style>
    <style:style style:name="T12" style:family="text">
      <style:text-properties fo:language="en" fo:country="US" officeooo:rsid="001f4bf8"/>
    </style:style>
    <style:style style:name="T13" style:family="text">
      <style:text-properties fo:language="en" fo:country="US" officeooo:rsid="002190f3"/>
    </style:style>
    <style:style style:name="T14" style:family="text">
      <style:text-properties fo:language="en" fo:country="US" officeooo:rsid="001e841e"/>
    </style:style>
    <style:style style:name="T15" style:family="text">
      <style:text-properties fo:language="en" fo:country="US" officeooo:rsid="002d5f00"/>
    </style:style>
    <style:style style:name="T16" style:family="text">
      <style:text-properties fo:language="en" fo:country="US" officeooo:rsid="002ecb9e"/>
    </style:style>
    <style:style style:name="T17" style:family="text">
      <style:text-properties fo:language="en" fo:country="US" officeooo:rsid="0038c36c"/>
    </style:style>
    <style:style style:name="T18" style:family="text">
      <style:text-properties fo:language="en" fo:country="US" fo:font-style="normal" fo:font-weight="normal" officeooo:rsid="0038c36c" style:font-style-asian="normal" style:font-weight-asian="normal" style:font-style-complex="normal" style:font-weight-complex="normal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officeooo:rsid="001f4bf8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normal" officeooo:rsid="00251d38" style:font-weight-asian="normal" style:font-weight-complex="normal"/>
    </style:style>
    <style:style style:name="T24" style:family="text">
      <style:text-properties fo:font-weight="normal" officeooo:rsid="0031bbde" style:font-weight-asian="normal" style:font-weight-complex="normal"/>
    </style:style>
    <style:style style:name="T25" style:family="text">
      <style:text-properties fo:font-weight="normal" officeooo:rsid="00374322" style:font-weight-asian="normal" style:font-name-complex="Symbol" style:font-weight-complex="normal"/>
    </style:style>
    <style:style style:name="T26" style:family="text">
      <style:text-properties officeooo:rsid="001f4bf8"/>
    </style:style>
    <style:style style:name="T27" style:family="text">
      <style:text-properties fo:color="#cc7832"/>
    </style:style>
    <style:style style:name="T28" style:family="text">
      <style:text-properties fo:font-variant="normal" fo:text-transform="none" fo:color="#000000" fo:letter-spacing="normal" fo:font-style="normal"/>
    </style:style>
    <style:style style:name="T29" style:family="text">
      <style:text-properties fo:font-variant="normal" fo:text-transform="none" fo:color="#000000" fo:letter-spacing="normal" fo:font-style="normal" fo:font-weight="normal"/>
    </style:style>
    <style:style style:name="T30" style:family="text">
      <style:text-properties fo:font-variant="normal" fo:text-transform="none" fo:color="#000000" fo:letter-spacing="normal" fo:font-style="normal" fo:font-weight="normal" fo:background-color="transparent" loext:char-shading-value="0"/>
    </style:style>
    <style:style style:name="T31" style:family="text">
      <style:text-properties fo:font-variant="normal" fo:text-transform="none" fo:color="#000000" fo:letter-spacing="normal" fo:font-style="normal" fo:font-weight="normal" officeooo:rsid="002190f3" fo:background-color="transparent" loext:char-shading-value="0"/>
    </style:style>
    <style:style style:name="T32" style:family="text">
      <style:text-properties fo:font-variant="normal" fo:text-transform="none" fo:color="#000000" fo:letter-spacing="normal" fo:font-style="normal" fo:font-weight="normal" fo:background-color="transparent" loext:char-shading-value="0" style:font-weight-asian="normal" style:font-weight-complex="normal"/>
    </style:style>
    <style:style style:name="T33" style:family="text">
      <style:text-properties fo:font-variant="normal" fo:text-transform="none" fo:color="#000000" fo:letter-spacing="normal" fo:font-style="normal" fo:background-color="transparent" loext:char-shading-value="0"/>
    </style:style>
    <style:style style:name="T34" style:family="text">
      <style:text-properties fo:font-variant="normal" fo:text-transform="none" fo:color="#000000" fo:letter-spacing="normal" fo:font-style="normal" officeooo:rsid="0046928c"/>
    </style:style>
    <style:style style:name="T35" style:family="text">
      <style:text-properties fo:font-variant="normal" fo:text-transform="none" fo:color="#000000" fo:letter-spacing="normal" fo:language="en" fo:country="US" fo:font-style="normal" fo:font-weight="normal" officeooo:rsid="001e841e" fo:background-color="transparent" loext:char-shading-value="0" style:font-weight-asian="normal" style:font-weight-complex="normal"/>
    </style:style>
    <style:style style:name="T36" style:family="text">
      <style:text-properties fo:font-variant="normal" fo:text-transform="none" fo:color="#000000" fo:letter-spacing="normal" fo:language="en" fo:country="US" fo:font-style="normal" fo:font-weight="normal" officeooo:rsid="00251d38" fo:background-color="transparent" loext:char-shading-value="0" style:font-weight-asian="normal" style:font-weight-complex="normal"/>
    </style:style>
    <style:style style:name="T37" style:family="text">
      <style:text-properties fo:font-variant="normal" fo:text-transform="none" fo:color="#000000" fo:letter-spacing="normal" fo:language="en" fo:country="US" fo:font-style="normal" fo:font-weight="normal" officeooo:rsid="0026fa24" fo:background-color="transparent" loext:char-shading-value="0" style:font-weight-asian="normal" style:font-weight-complex="normal"/>
    </style:style>
    <style:style style:name="T38" style:family="text">
      <style:text-properties fo:font-variant="normal" fo:text-transform="none" fo:color="#000000" fo:letter-spacing="normal" fo:language="en" fo:country="US" fo:font-style="normal" fo:font-weight="normal" officeooo:rsid="002d5f00" fo:background-color="transparent" loext:char-shading-value="0" style:font-weight-asian="normal" style:font-weight-complex="normal"/>
    </style:style>
    <style:style style:name="T39" style:family="text">
      <style:text-properties fo:font-variant="normal" fo:text-transform="none" fo:color="#000000" fo:letter-spacing="normal" fo:language="en" fo:country="US" fo:font-style="normal" fo:font-weight="normal" officeooo:rsid="002ecb9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fo:letter-spacing="normal" fo:language="en" fo:country="US" fo:font-style="normal" fo:font-weight="normal" officeooo:rsid="0058d651" fo:background-color="transparent" loext:char-shading-value="0" style:font-weight-asian="normal" style:font-weight-complex="normal"/>
    </style:style>
    <style:style style:name="T41" style:family="text">
      <style:text-properties fo:font-variant="normal" fo:text-transform="none" fo:color="#000000" fo:letter-spacing="normal" fo:language="en" fo:country="US" fo:font-style="normal" fo:font-weight="normal" officeooo:rsid="002ecb9e"/>
    </style:style>
    <style:style style:name="T42" style:family="text">
      <style:text-properties fo:font-variant="normal" fo:text-transform="none" fo:color="#000000" fo:letter-spacing="normal" fo:language="en" fo:country="US" fo:font-style="normal" fo:background-color="transparent" loext:char-shading-value="0"/>
    </style:style>
    <style:style style:name="T43" style:family="text">
      <style:text-properties fo:font-variant="normal" fo:text-transform="none" fo:color="#000000" style:font-name="Liberation Serif" fo:font-size="11pt" fo:letter-spacing="normal" fo:font-style="normal" fo:font-weight="normal" officeooo:rsid="001fe4ee" fo:background-color="transparent" loext:char-shading-value="0" style:font-size-asian="11pt" style:font-weight-asian="bold" style:font-size-complex="11pt" style:font-weight-complex="bold"/>
    </style:style>
    <style:style style:name="T44" style:family="text">
      <style:text-properties fo:font-variant="normal" fo:text-transform="none" fo:color="#000000" style:font-name="Liberation Serif" fo:font-size="11pt" fo:letter-spacing="normal" fo:font-style="normal" fo:font-weight="normal" officeooo:rsid="002190f3" fo:background-color="transparent" loext:char-shading-value="0" style:font-size-asian="11pt" style:font-weight-asian="bold" style:font-size-complex="11pt" style:font-weight-complex="bold"/>
    </style:style>
    <style:style style:name="T45" style:family="text">
      <style:text-properties fo:font-variant="normal" fo:text-transform="none" fo:color="#000000" style:font-name="Liberation Serif" fo:font-size="11pt" fo:letter-spacing="normal" fo:font-style="normal" fo:font-weight="normal" fo:background-color="transparent" loext:char-shading-value="0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000000" style:font-name="Liberation Serif" fo:font-size="11pt" fo:letter-spacing="normal" fo:font-style="normal" fo:font-weight="normal" officeooo:rsid="00328dff" fo:background-color="transparent" loext:char-shading-value="0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000000" style:font-name="Liberation Serif" fo:font-size="11pt" fo:letter-spacing="normal" fo:language="en" fo:country="US" fo:font-style="normal" fo:font-weight="normal" officeooo:rsid="001e841e" fo:background-color="transparent" loext:char-shading-value="0" style:font-size-asian="11pt" style:font-weight-asian="normal" style:font-size-complex="11pt" style:font-weight-complex="normal"/>
    </style:style>
    <style:style style:name="T48" style:family="text">
      <style:text-properties fo:font-variant="normal" fo:text-transform="none" fo:color="#000000" style:font-name="Liberation Serif" fo:font-size="11pt" fo:letter-spacing="normal" fo:language="en" fo:country="US" fo:font-style="normal" fo:font-weight="normal" officeooo:rsid="00328dff" fo:background-color="transparent" loext:char-shading-value="0" style:font-size-asian="11pt" style:font-weight-asian="normal" style:font-size-complex="11pt" style:font-weight-complex="normal"/>
    </style:style>
    <style:style style:name="T49" style:family="text">
      <style:text-properties fo:font-variant="normal" fo:text-transform="none" fo:color="#000000" style:font-name="Liberation Sans" fo:font-size="14.1000003814697pt" fo:letter-spacing="normal" fo:font-style="normal" fo:font-weight="normal" officeooo:rsid="002b95c2" fo:background-color="transparent" loext:char-shading-value="0" style:font-size-asian="14.1000003814697pt" style:font-weight-asian="normal" style:font-size-complex="14.1000003814697pt" style:font-weight-complex="normal"/>
    </style:style>
    <style:style style:name="T50" style:family="text">
      <style:text-properties fo:font-variant="normal" fo:text-transform="none" fo:color="#000000" style:font-name="Liberation Sans" fo:font-size="14.1000003814697pt" fo:letter-spacing="normal" fo:language="en" fo:country="US" fo:font-style="normal" fo:font-weight="normal" officeooo:rsid="002b95c2" fo:background-color="transparent" loext:char-shading-value="0" style:font-size-asian="14.1000003814697pt" style:font-weight-asian="normal" style:font-size-complex="14.1000003814697pt" style:font-weight-complex="normal"/>
    </style:style>
    <style:style style:name="T51" style:family="text">
      <style:text-properties fo:font-variant="normal" fo:text-transform="none" fo:color="#000000" style:font-name="Liberation Sans" fo:font-size="14.1000003814697pt" fo:letter-spacing="normal" fo:language="en" fo:country="US" fo:font-style="normal" officeooo:rsid="002b95c2" fo:background-color="transparent" loext:char-shading-value="0" style:font-size-asian="14.1000003814697pt" style:font-size-complex="14.1000003814697pt"/>
    </style:style>
    <style:style style:name="T52" style:family="text">
      <style:text-properties fo:font-variant="normal" fo:text-transform="none" fo:color="#000000" style:font-name="Liberation Sans" fo:font-size="11pt" fo:letter-spacing="normal" fo:font-style="normal" fo:font-weight="bold" style:font-size-asian="11pt" style:font-weight-asian="bold" style:font-size-complex="11pt" style:font-weight-complex="bold"/>
    </style:style>
    <style:style style:name="T53" style:family="text">
      <style:text-properties fo:font-variant="normal" fo:text-transform="none" fo:color="#000000" style:font-name="Liberation Sans" fo:font-size="11pt" fo:letter-spacing="normal" fo:font-style="normal" fo:font-weight="bold" officeooo:rsid="0046928c" style:font-size-asian="11pt" style:font-weight-asian="bold" style:font-size-complex="11pt" style:font-weight-complex="bold"/>
    </style:style>
    <style:style style:name="T54" style:family="text">
      <style:text-properties fo:font-variant="normal" fo:text-transform="none" fo:color="#000000" style:font-name="Hack" fo:font-size="10pt" fo:letter-spacing="normal" fo:font-style="normal" fo:font-weight="normal" fo:background-color="transparent" loext:char-shading-value="0" style:font-size-asian="10pt" style:font-size-complex="10pt"/>
    </style:style>
    <style:style style:name="T55" style:family="text">
      <style:text-properties fo:font-variant="normal" fo:text-transform="none" fo:color="#000000" style:font-name="Hack" fo:font-size="10pt" fo:letter-spacing="normal" fo:font-style="normal" fo:font-weight="normal" officeooo:rsid="001fe4ee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font-variant="normal" fo:text-transform="none" fo:color="#000000" style:font-name="Hack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/>
    </style:style>
    <style:style style:name="T57" style:family="text">
      <style:text-properties fo:font-variant="normal" fo:text-transform="none" fo:color="#000000" style:font-name="Hack" fo:font-size="10pt" fo:letter-spacing="normal" fo:font-style="normal" fo:font-weight="normal" officeooo:rsid="00573dde" fo:background-color="transparent" loext:char-shading-value="0" style:font-size-asian="10pt" style:font-weight-asian="normal" style:font-size-complex="10pt" style:font-weight-complex="normal"/>
    </style:style>
    <style:style style:name="T58" style:family="text">
      <style:text-properties fo:font-variant="normal" fo:text-transform="none" fo:color="#000000" style:font-name="Hack" fo:font-size="10pt" fo:letter-spacing="normal" fo:language="en" fo:country="US" fo:font-style="normal" fo:font-weight="normal" officeooo:rsid="001e841e" fo:background-color="transparent" loext:char-shading-value="0" style:font-size-asian="10pt" style:font-weight-asian="normal" style:font-size-complex="10pt" style:font-weight-complex="normal"/>
    </style:style>
    <style:style style:name="T59" style:family="text">
      <style:text-properties fo:font-variant="normal" fo:text-transform="none" fo:color="#000000" style:font-name="Hack" fo:font-size="10pt" fo:letter-spacing="normal" fo:language="en" fo:country="US" fo:font-style="normal" fo:font-weight="normal" officeooo:rsid="00573dde" fo:background-color="transparent" loext:char-shading-value="0" style:font-size-asian="10pt" style:font-weight-asian="normal" style:font-size-complex="10pt" style:font-weight-complex="normal"/>
    </style:style>
    <style:style style:name="T60" style:family="text">
      <style:text-properties fo:font-variant="normal" fo:text-transform="none" fo:color="#000000" style:font-name="Hack" fo:font-size="10pt" fo:letter-spacing="normal" fo:language="en" fo:country="US" fo:font-style="normal" style:text-underline-style="none" fo:font-weight="normal" officeooo:rsid="001e841e" fo:background-color="transparent" loext:char-shading-value="0" style:font-size-asian="10pt" style:font-weight-asian="normal" style:font-size-complex="10pt" style:font-weight-complex="normal"/>
    </style:style>
    <style:style style:name="T61" style:family="text">
      <style:text-properties fo:font-variant="normal" fo:text-transform="none" fo:color="#000000" style:font-name="apple-system" fo:font-size="9.75pt" fo:letter-spacing="normal" fo:font-style="normal" fo:font-weight="normal"/>
    </style:style>
    <style:style style:name="T62" style:family="text">
      <style:text-properties fo:font-variant="normal" fo:text-transform="none" fo:color="#000000" style:font-name="apple-system" fo:font-size="9.75pt" fo:letter-spacing="normal" fo:font-style="normal" fo:font-weight="normal" officeooo:rsid="0046928c" style:font-size-asian="11pt" style:font-weight-asian="bold" style:font-size-complex="11pt" style:font-weight-complex="bold"/>
    </style:style>
    <style:style style:name="T63" style:family="text">
      <style:text-properties fo:font-variant="normal" fo:text-transform="none" fo:color="#000000" style:font-name="Hack" fo:font-size="9.75pt" fo:letter-spacing="normal" fo:font-style="normal" fo:font-weight="normal"/>
    </style:style>
    <style:style style:name="T64" style:family="text">
      <style:text-properties fo:font-variant="normal" fo:text-transform="none" fo:color="#000000" style:font-name="Hack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/>
    </style:style>
    <style:style style:name="T65" style:family="text">
      <style:text-properties fo:font-variant="normal" fo:text-transform="none" fo:color="#000000" style:font-name="Hack" fo:font-size="10pt" fo:letter-spacing="normal" fo:language="en" fo:country="US" fo:font-style="normal" fo:font-weight="normal" officeooo:rsid="002d5f00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fo:font-variant="normal" fo:text-transform="none" fo:color="#000000" style:font-name="Hack" fo:font-size="10pt" fo:letter-spacing="normal" fo:language="en" fo:country="US" fo:font-style="normal" fo:font-weight="normal" officeooo:rsid="002ecb9e" fo:background-color="transparent" loext:char-shading-value="0" style:font-size-asian="10pt" style:font-weight-asian="normal" style:font-size-complex="10pt" style:font-weight-complex="normal"/>
    </style:style>
    <style:style style:name="T67" style:family="text">
      <style:text-properties fo:font-variant="normal" fo:text-transform="none" fo:color="#000000" style:font-name="Hack" fo:font-size="10pt" fo:letter-spacing="normal" fo:language="en" fo:country="US" fo:font-style="normal" fo:font-weight="normal" officeooo:rsid="002ecb9e" style:font-size-asian="10pt" style:font-size-complex="10pt"/>
    </style:style>
    <style:style style:name="T6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573dde" fo:background-color="transparent" loext:char-shading-value="0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ecb9e" fo:background-color="transparent" loext:char-shading-value="0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d5f00" fo:background-color="transparent" loext:char-shading-value="0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59ee1b" style:font-size-asian="10.5pt" style:font-size-complex="12pt"/>
    </style:style>
    <style:style style:name="T72" style:family="text">
      <style:text-properties officeooo:rsid="002190f3"/>
    </style:style>
    <style:style style:name="T73" style:family="text">
      <style:text-properties officeooo:rsid="00251d38"/>
    </style:style>
    <style:style style:name="T74" style:family="text">
      <style:text-properties officeooo:rsid="0029ec82"/>
    </style:style>
    <style:style style:name="T75" style:family="text">
      <style:text-properties officeooo:rsid="002b95c2"/>
    </style:style>
    <style:style style:name="T76" style:family="text">
      <style:text-properties officeooo:rsid="002f66c0"/>
    </style:style>
    <style:style style:name="T77" style:family="text">
      <style:text-properties officeooo:rsid="0031bbde"/>
    </style:style>
    <style:style style:name="T78" style:family="text">
      <style:text-properties officeooo:rsid="00328dff"/>
    </style:style>
    <style:style style:name="T79" style:family="text">
      <style:text-properties officeooo:rsid="0032fe15"/>
    </style:style>
    <style:style style:name="T80" style:family="text">
      <style:text-properties style:font-name-asian="Symbol" style:font-name-complex="Symbol"/>
    </style:style>
    <style:style style:name="T81" style:family="text">
      <style:text-properties style:font-name-complex="Symbol"/>
    </style:style>
    <style:style style:name="T82" style:family="text">
      <style:text-properties officeooo:rsid="0038c36c" style:font-name-complex="Symbol"/>
    </style:style>
    <style:style style:name="T83" style:family="text">
      <style:text-properties officeooo:rsid="0038c36c"/>
    </style:style>
    <style:style style:name="T84" style:family="text">
      <style:text-properties style:font-name="Hack" fo:font-size="10pt" style:font-size-asian="10pt" style:font-size-complex="10pt"/>
    </style:style>
    <style:style style:name="T85" style:family="text">
      <style:text-properties style:font-name="Hack" fo:font-size="10pt" fo:language="en" fo:country="US" fo:font-weight="normal" officeooo:rsid="001e841e" style:font-size-asian="10pt" style:font-weight-asian="normal" style:font-size-complex="10pt" style:font-weight-complex="normal"/>
    </style:style>
    <style:style style:name="T86" style:family="text">
      <style:text-properties style:font-name="Hack" fo:font-size="10pt" fo:language="en" fo:country="US" fo:font-weight="normal" officeooo:rsid="0026fa24" style:font-size-asian="10pt" style:font-weight-asian="normal" style:font-size-complex="10pt" style:font-weight-complex="normal"/>
    </style:style>
    <style:style style:name="T87" style:family="text">
      <style:text-properties style:font-name="Hack" fo:font-size="10pt" fo:language="en" fo:country="US" officeooo:rsid="001e841e" style:font-size-asian="10pt" style:font-size-complex="10pt"/>
    </style:style>
    <style:style style:name="T88" style:family="text">
      <style:text-properties officeooo:rsid="0041ec85"/>
    </style:style>
    <style:style style:name="T89" style:family="text">
      <style:text-properties style:font-name="Liberation Serif" fo:font-size="11pt" fo:font-weight="normal" officeooo:rsid="001e841e" style:font-size-asian="11pt" style:font-weight-asian="normal" style:font-size-complex="11pt" style:font-weight-complex="normal"/>
    </style:style>
    <style:style style:name="T90" style:family="text">
      <style:text-properties style:font-name="Liberation Serif" fo:font-size="11pt" fo:font-weight="normal" officeooo:rsid="00237f17" style:font-size-asian="11pt" style:font-weight-asian="normal" style:font-size-complex="11pt" style:font-weight-complex="normal"/>
    </style:style>
    <style:style style:name="T91" style:family="text">
      <style:text-properties style:font-name="Liberation Serif" fo:font-size="11pt" fo:language="en" fo:country="US" fo:font-weight="normal" officeooo:rsid="001e841e" style:font-size-asian="11pt" style:font-weight-asian="normal" style:font-name-complex="Amazone BT" style:font-size-complex="11pt" style:font-weight-complex="normal"/>
    </style:style>
    <style:style style:name="T92" style:family="text">
      <style:text-properties style:font-name="Liberation Serif" fo:font-size="11pt" fo:language="en" fo:country="US" fo:font-weight="normal" officeooo:rsid="002b95c2" style:font-size-asian="11pt" style:font-weight-asian="normal" style:font-name-complex="Amazone BT" style:font-size-complex="11pt" style:font-weight-complex="normal"/>
    </style:style>
    <style:style style:name="T93" style:family="text">
      <style:text-properties officeooo:rsid="0045b919"/>
    </style:style>
    <style:style style:name="T94" style:family="text">
      <style:text-properties officeooo:rsid="0046928c"/>
    </style:style>
    <style:style style:name="T95" style:family="text">
      <style:text-properties officeooo:rsid="00536371"/>
    </style:style>
    <style:style style:name="T96" style:family="text">
      <style:text-properties officeooo:rsid="00552f34"/>
    </style:style>
    <style:style style:name="T97" style:family="text">
      <style:text-properties officeooo:rsid="00557c3a"/>
    </style:style>
    <style:style style:name="T98" style:family="text">
      <style:text-properties fo:font-size="11pt" style:font-size-asian="11pt" style:font-size-complex="11pt"/>
    </style:style>
    <style:style style:name="T99" style:family="text">
      <style:text-properties style:font-name="Hack"/>
    </style:style>
    <style:style style:name="T10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3">Содержание</text:p>
          </text:index-title>
          <text:p text:style-name="P92"><text:a xlink:type="simple" xlink:href="#__RefHeading___Toc1354_4094339299" text:style-name="Index_20_Link" text:visited-style-name="Index_20_Link">Цель<text:tab/>3</text:a></text:p>
          <text:p text:style-name="P92"><text:a xlink:type="simple" xlink:href="#__RefHeading___Toc1509_1245297299" text:style-name="Index_20_Link" text:visited-style-name="Index_20_Link">Задание<text:tab/>3</text:a></text:p>
          <text:p text:style-name="P92"><text:a xlink:type="simple" xlink:href="#__RefHeading___Toc1359_1245297299" text:style-name="Index_20_Link" text:visited-style-name="Index_20_Link">Грамматика входного языка<text:tab/>4</text:a></text:p>
          <text:p text:style-name="P95"><text:a xlink:type="simple" xlink:href="#__RefHeading___Toc1358_4094339299" text:style-name="Index_20_Link" text:visited-style-name="Index_20_Link">Замечание:<text:tab/>4</text:a></text:p>
          <text:p text:style-name="P94"><text:a xlink:type="simple" xlink:href="#__RefHeading___Toc1360_4094339299" text:style-name="Index_20_Link" text:visited-style-name="Index_20_Link">Контекстные условия<text:tab/>4</text:a></text:p>
          <text:p text:style-name="P92"><text:a xlink:type="simple" xlink:href="#__RefHeading___Toc1362_4094339299" text:style-name="Index_20_Link" text:visited-style-name="Index_20_Link">Таблица переменных<text:tab/>4</text:a></text:p>
          <text:p text:style-name="P95"><text:a xlink:type="simple" xlink:href="#__RefHeading___Toc1364_4094339299" text:style-name="Index_20_Link" text:visited-style-name="Index_20_Link">Функции-члены класса </text:a><text:a xlink:type="simple" xlink:href="#__RefHeading___Toc1364_4094339299" text:style-name="Index_20_Link" text:visited-style-name="Index_20_Link">identifier_table</text:a><text:a xlink:type="simple" xlink:href="#__RefHeading___Toc1364_4094339299" text:style-name="Index_20_Link" text:visited-style-name="Index_20_Link"><text:tab/>5</text:a></text:p>
          <text:p text:style-name="P95"><text:a xlink:type="simple" xlink:href="#__RefHeading___Toc1366_4094339299" text:style-name="Index_20_Link" text:visited-style-name="Index_20_Link">Данные-члены класса identifier_table<text:tab/>5</text:a></text:p>
          <text:p text:style-name="P92"><text:a xlink:type="simple" xlink:href="#__RefHeading___Toc1368_4094339299" text:style-name="Index_20_Link" text:visited-style-name="Index_20_Link">Лексический анализатор<text:tab/>5</text:a></text:p>
          <text:p text:style-name="P95"><text:a xlink:type="simple" xlink:href="#__RefHeading___Toc1372_4094339299" text:style-name="Index_20_Link" text:visited-style-name="Index_20_Link">Функции-члены класса </text:a><text:a xlink:type="simple" xlink:href="#__RefHeading___Toc1372_4094339299" text:style-name="Index_20_Link" text:visited-style-name="Index_20_Link">lexical_analyzer</text:a><text:a xlink:type="simple" xlink:href="#__RefHeading___Toc1372_4094339299" text:style-name="Index_20_Link" text:visited-style-name="Index_20_Link"><text:tab/>6</text:a></text:p>
          <text:p text:style-name="P95"><text:a xlink:type="simple" xlink:href="#__RefHeading___Toc1374_4094339299" text:style-name="Index_20_Link" text:visited-style-name="Index_20_Link">Данные-члены класса </text:a><text:a xlink:type="simple" xlink:href="#__RefHeading___Toc1374_4094339299" text:style-name="Index_20_Link" text:visited-style-name="Index_20_Link">lexical_analyzer</text:a><text:a xlink:type="simple" xlink:href="#__RefHeading___Toc1374_4094339299" text:style-name="Index_20_Link" text:visited-style-name="Index_20_Link"><text:tab/>6</text:a></text:p>
          <text:p text:style-name="P94"><text:a xlink:type="simple" xlink:href="#__RefHeading___Toc1376_4094339299" text:style-name="Index_20_Link" text:visited-style-name="Index_20_Link">Граф переходов<text:tab/>6</text:a></text:p>
          <text:p text:style-name="P92"><text:a xlink:type="simple" xlink:href="#__RefHeading___Toc1378_4094339299" text:style-name="Index_20_Link" text:visited-style-name="Index_20_Link">Синтаксический анализатор<text:tab/>7</text:a></text:p>
          <text:p text:style-name="P95"><text:a xlink:type="simple" xlink:href="#__RefHeading___Toc1382_4094339299" text:style-name="Index_20_Link" text:visited-style-name="Index_20_Link">Функции-члены класса syntax</text:a><text:a xlink:type="simple" xlink:href="#__RefHeading___Toc1382_4094339299" text:style-name="Index_20_Link" text:visited-style-name="Index_20_Link">_analyzer</text:a><text:a xlink:type="simple" xlink:href="#__RefHeading___Toc1382_4094339299" text:style-name="Index_20_Link" text:visited-style-name="Index_20_Link"><text:tab/>8</text:a></text:p>
          <text:p text:style-name="P95"><text:a xlink:type="simple" xlink:href="#__RefHeading___Toc1384_4094339299" text:style-name="Index_20_Link" text:visited-style-name="Index_20_Link">Данные-члены класса identifier_table<text:tab/>9</text:a></text:p>
          <text:p text:style-name="P94"><text:a xlink:type="simple" xlink:href="#__RefHeading___Toc1361_1245297299" text:style-name="Index_20_Link" text:visited-style-name="Index_20_Link">Граф синтаксического анализа<text:tab/>9</text:a></text:p>
          <text:p text:style-name="P92"><text:a xlink:type="simple" xlink:href="#__RefHeading___Toc1386_4094339299" text:style-name="Index_20_Link" text:visited-style-name="Index_20_Link">Семантический анализатор<text:tab/>9</text:a></text:p>
          <text:p text:style-name="P94"><text:a xlink:type="simple" xlink:href="#__RefHeading___Toc1388_4094339299" text:style-name="Index_20_Link" text:visited-style-name="Index_20_Link">Внутренне представление программы<text:tab/>9</text:a></text:p>
          <text:p text:style-name="P92"><text:a xlink:type="simple" xlink:href="#__RefHeading___Toc1390_4094339299" text:style-name="Index_20_Link" text:visited-style-name="Index_20_Link">Генерация результирующего кода<text:tab/>10</text:a></text:p>
          <text:p text:style-name="P94"><text:a xlink:type="simple" xlink:href="#__RefHeading___Toc1392_4094339299" text:style-name="Index_20_Link" text:visited-style-name="Index_20_Link">Функции генератора кода<text:tab/>10</text:a></text:p>
          <text:p text:style-name="P95"><text:a xlink:type="simple" xlink:href="#__RefHeading___Toc1394_4094339299" text:style-name="Index_20_Link" text:visited-style-name="Index_20_Link">Функции-члены класса code_generator<text:tab/>10</text:a></text:p>
          <text:p text:style-name="P95"><text:a xlink:type="simple" xlink:href="#__RefHeading___Toc1511_1245297299" text:style-name="Index_20_Link" text:visited-style-name="Index_20_Link">Данные-члены класса </text:a><text:a xlink:type="simple" xlink:href="#__RefHeading___Toc1511_1245297299" text:style-name="Index_20_Link" text:visited-style-name="Index_20_Link">code_generator</text:a><text:a xlink:type="simple" xlink:href="#__RefHeading___Toc1511_1245297299" text:style-name="Index_20_Link" text:visited-style-name="Index_20_Link"><text:tab/>10</text:a></text:p>
          <text:p text:style-name="P92"><text:a xlink:type="simple" xlink:href="#__RefHeading___Toc1398_4094339299" text:style-name="Index_20_Link" text:visited-style-name="Index_20_Link">Выводы по работе<text:tab/>10</text:a></text:p>
          <text:p text:style-name="P92"><text:a xlink:type="simple" xlink:href="#__RefHeading___Toc1589_1245297299" text:style-name="Index_20_Link" text:visited-style-name="Index_20_Link">Сообщения и ошибки<text:tab/>11</text:a></text:p>
          <text:p text:style-name="P92"><text:a xlink:type="simple" xlink:href="#__RefHeading___Toc1965_1796809026" text:style-name="Index_20_Link" text:visited-style-name="Index_20_Link">Диаграмма классов<text:tab/>12</text:a></text:p>
          <text:p text:style-name="P92"><text:a xlink:type="simple" xlink:href="#__RefHeading___Toc1400_4094339299" text:style-name="Index_20_Link" text:visited-style-name="Index_20_Link">Тестирование программы<text:tab/>13</text:a></text:p>
          <text:p text:style-name="P94"><text:a xlink:type="simple" xlink:href="#__RefHeading___Toc1697_1245297299" text:style-name="Index_20_Link" text:visited-style-name="Index_20_Link">Программа №1<text:tab/>13</text:a></text:p>
          <text:p text:style-name="P95"><text:a xlink:type="simple" xlink:href="#__RefHeading___Toc1699_1245297299" text:style-name="Index_20_Link" text:visited-style-name="Index_20_Link">Код тестовой программы<text:tab/>13</text:a></text:p>
          <text:p text:style-name="P95"><text:a xlink:type="simple" xlink:href="#__RefHeading___Toc1701_1245297299" text:style-name="Index_20_Link" text:visited-style-name="Index_20_Link">Результат работы компилятора<text:tab/>13</text:a></text:p>
          <text:p text:style-name="P95"><text:a xlink:type="simple" xlink:href="#__RefHeading___Toc1703_1245297299" text:style-name="Index_20_Link" text:visited-style-name="Index_20_Link">Результат работы </text:a><text:a xlink:type="simple" xlink:href="#__RefHeading___Toc1703_1245297299" text:style-name="Index_20_Link" text:visited-style-name="Index_20_Link">программы</text:a><text:a xlink:type="simple" xlink:href="#__RefHeading___Toc1703_1245297299" text:style-name="Index_20_Link" text:visited-style-name="Index_20_Link"><text:tab/>15</text:a></text:p>
          <text:p text:style-name="P94"><text:a xlink:type="simple" xlink:href="#__RefHeading___Toc1705_1245297299" text:style-name="Index_20_Link" text:visited-style-name="Index_20_Link">Программа №2<text:tab/>15</text:a></text:p>
          <text:p text:style-name="P95"><text:a xlink:type="simple" xlink:href="#__RefHeading___Toc1707_1245297299" text:style-name="Index_20_Link" text:visited-style-name="Index_20_Link">Код тестовой программы<text:tab/>15</text:a></text:p>
          <text:p text:style-name="P95"><text:a xlink:type="simple" xlink:href="#__RefHeading___Toc1709_1245297299" text:style-name="Index_20_Link" text:visited-style-name="Index_20_Link">Результат работы компилятора<text:tab/>15</text:a></text:p>
          <text:p text:style-name="P95"><text:a xlink:type="simple" xlink:href="#__RefHeading___Toc1711_1245297299" text:style-name="Index_20_Link" text:visited-style-name="Index_20_Link">Результат работы </text:a><text:a xlink:type="simple" xlink:href="#__RefHeading___Toc1711_1245297299" text:style-name="Index_20_Link" text:visited-style-name="Index_20_Link">программы</text:a><text:a xlink:type="simple" xlink:href="#__RefHeading___Toc1711_1245297299" text:style-name="Index_20_Link" text:visited-style-name="Index_20_Link"><text:tab/>17</text:a></text:p>
          <text:p text:style-name="P94"><text:a xlink:type="simple" xlink:href="#__RefHeading___Toc1713_1245297299" text:style-name="Index_20_Link" text:visited-style-name="Index_20_Link">Программа №3<text:tab/>17</text:a></text:p>
          <text:p text:style-name="P95"><text:a xlink:type="simple" xlink:href="#__RefHeading___Toc1715_1245297299" text:style-name="Index_20_Link" text:visited-style-name="Index_20_Link">Код тестовой программы<text:tab/>17</text:a></text:p>
          <text:p text:style-name="P95"><text:a xlink:type="simple" xlink:href="#__RefHeading___Toc1717_1245297299" text:style-name="Index_20_Link" text:visited-style-name="Index_20_Link">Результат работы компилятора<text:tab/>18</text:a></text:p>
          <text:p text:style-name="P95"><text:a xlink:type="simple" xlink:href="#__RefHeading___Toc1719_1245297299" text:style-name="Index_20_Link" text:visited-style-name="Index_20_Link">Результат работы </text:a><text:a xlink:type="simple" xlink:href="#__RefHeading___Toc1719_1245297299" text:style-name="Index_20_Link" text:visited-style-name="Index_20_Link">программы</text:a><text:a xlink:type="simple" xlink:href="#__RefHeading___Toc1719_1245297299" text:style-name="Index_20_Link" text:visited-style-name="Index_20_Link"><text:tab/>19</text:a></text:p>
          <text:p text:style-name="P94"><text:a xlink:type="simple" xlink:href="#__RefHeading___Toc1967_1796809026" text:style-name="Index_20_Link" text:visited-style-name="Index_20_Link">Программа №4<text:tab/>19</text:a></text:p>
          <text:p text:style-name="P95"><text:a xlink:type="simple" xlink:href="#__RefHeading___Toc1715_12452972991" text:style-name="Index_20_Link" text:visited-style-name="Index_20_Link">Код тестовой программы<text:tab/>19</text:a></text:p>
          <text:p text:style-name="P95"><text:a xlink:type="simple" xlink:href="#__RefHeading___Toc1717_12452972991" text:style-name="Index_20_Link" text:visited-style-name="Index_20_Link">Результат работы компилятора<text:tab/>20</text:a></text:p>
          <text:p text:style-name="P95"><text:a xlink:type="simple" xlink:href="#__RefHeading___Toc1719_12452972991" text:style-name="Index_20_Link" text:visited-style-name="Index_20_Link">Результат работы программы<text:tab/>22</text:a></text:p>
          <text:p text:style-name="P92"><text:a xlink:type="simple" xlink:href="#__RefHeading___Toc1402_4094339299" text:style-name="Index_20_Link" text:visited-style-name="Index_20_Link">Приложение<text:tab/>23</text:a></text:p>
          <text:p text:style-name="P92"><text:a xlink:type="simple" xlink:href="#__RefHeading___Toc1404_4094339299" text:style-name="Index_20_Link" text:visited-style-name="Index_20_Link">Список литературы<text:tab/>24</text:a></text:p>
        </text:index-body>
      </text:table-of-content>
      <text:h text:style-name="P60" text:outline-level="1"/>
      <text:h text:style-name="P61" text:outline-level="1"><text:bookmark-start text:name="__RefHeading___Toc1354_4094339299"/>Цель<text:bookmark-end text:name="__RefHeading___Toc1354_4094339299"/></text:h>
      <text:p text:style-name="P3">Изучение составных частей, основных принципов построения и функционирования компиляторов, практическое освоение методов построения простейших компиляторов для заданного входного языка.</text:p>
      <text:h text:style-name="P64" text:outline-level="1"><text:bookmark-start text:name="__RefHeading___Toc1509_1245297299"/>Задание<text:bookmark-end text:name="__RefHeading___Toc1509_1245297299"/></text:h>
      <text:p text:style-name="P5">Написать компилятор подмножества языка <text:span text:style-name="T96">Fortran</text:span><text:span text:style-name="T12"> 95</text:span> с незначительными модификациями и упрощениями. </text:p>
      <text:p text:style-name="P5">Компилятор построен из следующих составных частей:</text:p>
      <text:list xml:id="list811102869" text:style-name="WW8Num2">
        <text:list-item>
          <text:p text:style-name="P35">лексический анализатор;</text:p>
        </text:list-item>
        <text:list-item>
          <text:p text:style-name="P35">синтаксический анализатор;</text:p>
        </text:list-item>
        <text:list-item>
          <text:p text:style-name="P35">семантический анализатор</text:p>
        </text:list-item>
        <text:list-item>
          <text:p text:style-name="P35">генератор результирующего кода.</text:p>
          <text:p text:style-name="P51">Однако, 1, 3 и 4 части очень удобно реализоваить в процессе синтаксического анализа, таким образом лексический анализ, семантический анализ и генерация выходного кода проходит параллельно с синтаксическим анализом.</text:p>
        </text:list-item>
      </text:list>
      <text:p text:style-name="P6">Компилятор должен запускаться командной строкой с двумя входными параметрами. Первый входной параметр имя входного файла, второй параметр <text:span text:style-name="T80"></text:span> быть имя результирующего файла.</text:p>
      <text:p text:style-name="P6">Входной язык компилятора должен удовлетворяет следующим требованиям:</text:p>
      <text:list xml:id="list2751730613" text:style-name="WW8Num6">
        <text:list-item>
          <text:p text:style-name="P36">входная программа начинается ключевым словом <text:span text:style-name="T2">program</text:span> и заканчивается <text:span text:style-name="T20">end program</text:span>; </text:p>
        </text:list-item>
        <text:list-item>
          <text:p text:style-name="P36">входная программа разбита на строки произвольным образом, все пробелы и переводы строки должны игнорироваться компилятором; </text:p>
        </text:list-item>
        <text:list-item>
          <text:p text:style-name="P36">входная программа должна представлять собой единый модуль, содержащий линейную последовательность операторов, вызовы процедур и функций не предусматриваются; </text:p>
        </text:list-item>
        <text:list-item>
          <text:p text:style-name="P36">должны быть предусмотрены следующие варианты операторов входной программы: </text:p>
          <text:list>
            <text:list-item>
              <text:list>
                <text:list-item>
                  <text:p text:style-name="P36">оператор присваивания; </text:p>
                </text:list-item>
                <text:list-item>
                  <text:p text:style-name="P36">условный оператор; </text:p>
                </text:list-item>
                <text:list-item>
                  <text:p text:style-name="P36">составной оператор; </text:p>
                </text:list-item>
                <text:list-item>
                  <text:p text:style-name="P36">оператор цикла <text:span text:style-name="T1">while</text:span>; </text:p>
                </text:list-item>
              </text:list>
            </text:list-item>
          </text:list>
        </text:list-item>
        <text:list-item>
          <text:p text:style-name="P54">выражения в операторах содержат следующие операции: </text:p>
          <text:list>
            <text:list-item>
              <text:list>
                <text:list-item>
                  <text:p text:style-name="P36">арифметические операции сложения, вычитания, умножение <text:s/>и деление; </text:p>
                </text:list-item>
                <text:list-item>
                  <text:p text:style-name="P36">операции сравнения – меньше, больше, равно, не равно; </text:p>
                </text:list-item>
                <text:list-item>
                  <text:p text:style-name="P36">логические операции – и, или, нет; </text:p>
                </text:list-item>
              </text:list>
            </text:list-item>
          </text:list>
        </text:list-item>
        <text:list-item>
          <text:p text:style-name="P36">операндами в выражениях могут выступать идентификаторы (переменные) и константы (двоичные); </text:p>
        </text:list-item>
        <text:list-item>
          <text:p text:style-name="P36">все идентификаторы, встречающиеся в исходной программе, должны восприниматься как переменные, имеющие тип <text:span text:style-name="T3">quad</text:span>, и длиной не более чем в 32 символа.</text:p>
        </text:list-item>
        <text:list-item>
          <text:p text:style-name="P36">не допускается присвоение значений константам;</text:p>
        </text:list-item>
        <text:list-item>
          <text:p text:style-name="P36">в условном операторе в случае истиного (ложного) условии должен присутствовать составной оператор.</text:p>
        </text:list-item>
        <text:list-item>
          <text:p text:style-name="P36">в операторе цикла, в качестве тела цикла должен присутствовать составной оператор.</text:p>
        </text:list-item>
      </text:list>
      <text:h text:style-name="P63" text:outline-level="1"><text:bookmark-start text:name="__RefHeading___Toc1359_1245297299"/>Грамматика входного языка<text:bookmark-end text:name="__RefHeading___Toc1359_1245297299"/></text:h>
      <text:p text:style-name="P19">P<text:tab/><text:span text:style-name="T81"><text:tab/></text:span><text:span text:style-name="T25">program </text:span>B <text:span text:style-name="T80"></text:span></text:p>
      <text:p text:style-name="P19">B<text:tab/><text:tab/>S //S// <text:span text:style-name="T83">NL</text:span></text:p>
      <text:p text:style-name="P19">S<text:tab/><text:span text:style-name="T81"><text:tab/></text:span><text:span text:style-name="T82">quad</text:span> I//,I//; | I = E; | <text:span text:style-name="T22">if</text:span> (E) <text:span text:style-name="T22">then</text:span> B <text:span text:style-name="T22">else</text:span> B | <text:span text:style-name="T22">while</text:span> (E) B | B </text:p>
      <text:p text:style-name="P19">E<text:tab/><text:span text:style-name="T81"><text:tab/></text:span>E1 //[ == | &lt; | &gt; | != ] E1//</text:p>
      <text:p text:style-name="P19">E1<text:tab/>T //[ + | - | || ] T//</text:p>
      <text:p text:style-name="P19">T<text:tab/><text:span text:style-name="T81"><text:tab/></text:span>F //[ <text:span text:style-name="T81"></text:span> | / | &amp;&amp; ] F//</text:p>
      <text:p text:style-name="P19">F<text:tab/><text:span text:style-name="T81"><text:tab/></text:span>I | N | !F | (E)</text:p>
      <text:p text:style-name="P19">I<text:tab/><text:span text:style-name="T81"><text:tab/></text:span>C | IC | IR</text:p>
      <text:p text:style-name="P19">N<text:tab/><text:tab/><text:span text:style-name="T82">I</text:span> | N<text:span text:style-name="T81"></text:span></text:p>
      <text:p text:style-name="P19">C<text:tab/><text:tab/><text:span text:style-name="T19">a</text:span> | <text:span text:style-name="T19">b</text:span> | ... | <text:span text:style-name="T19">z</text:span> | <text:span text:style-name="T19">A</text:span> | <text:span text:style-name="T19">B</text:span> | ... |<text:span text:style-name="T19">Z</text:span></text:p>
      <text:p text:style-name="P19">R<text:tab/><text:tab/><text:span text:style-name="T19">0</text:span> | <text:span text:style-name="T19">1</text:span> | <text:span text:style-name="T19">2</text:span> | ... | <text:span text:style-name="T19">9</text:span></text:p>
      <text:h text:style-name="P85" text:outline-level="3"><text:bookmark-start text:name="__RefHeading___Toc1358_4094339299"/>Замечание:<text:bookmark-end text:name="__RefHeading___Toc1358_4094339299"/></text:h>
      <text:list xml:id="list3124784169" text:style-name="WW8Num9">
        <text:list-item>
          <text:p text:style-name="P37"><text:span text:style-name="T21">запись вида //</text:span><text:span text:style-name="T80"></text:span><text:span text:style-name="T21">// означает итерацию цепочки </text:span><text:span text:style-name="T80"></text:span><text:span text:style-name="T21">, т.е. в порождаемой цепочке в этом месте может находиться либо </text:span><text:span text:style-name="T80"></text:span><text:span text:style-name="T21">, либо </text:span><text:span text:style-name="T80"></text:span><text:span text:style-name="T21">, либо </text:span><text:span text:style-name="T80"></text:span><text:span text:style-name="T21">, либо </text:span><text:span text:style-name="T80"></text:span><text:span text:style-name="T21">, и т.д.</text:span></text:p>
        </text:list-item>
        <text:list-item>
          <text:p text:style-name="P37"><text:span text:style-name="T21">запись вида [ </text:span><text:span text:style-name="T80"></text:span><text:span text:style-name="T21"> | </text:span><text:span text:style-name="T80"></text:span><text:span text:style-name="T21"> ] означает, что в порождаемой цепочке в этом месте может находиться либо </text:span><text:span text:style-name="T80"></text:span><text:span text:style-name="T21">, либо </text:span><text:span text:style-name="T80"></text:span><text:span text:style-name="T21">.</text:span></text:p>
        </text:list-item>
        <text:list-item>
          <text:p text:style-name="P37">P<text:span text:style-name="T21"> - цель грамматики; символ </text:span><text:span text:style-name="T80"></text:span><text:span text:style-name="T21"> - маркер конца текста программы.</text:span></text:p>
        </text:list-item>
      </text:list>
      <text:h text:style-name="P80" text:outline-level="2"><text:bookmark-start text:name="__RefHeading___Toc1360_4094339299"/>Контекстные условия<text:bookmark-end text:name="__RefHeading___Toc1360_4094339299"/></text:h>
      <text:list xml:id="list1075869603" text:style-name="WW8Num4">
        <text:list-item>
          <text:p text:style-name="P38">Любое имя, используемое в программе, должно быть описано и только один раз.</text:p>
        </text:list-item>
        <text:list-item>
          <text:p text:style-name="P38">В условном операторе и в операторе цикла в качестве условия возможно <text:s/><text:span text:style-name="T26">любое</text:span> <text:s/>выражение.</text:p>
        </text:list-item>
        <text:list-item>
          <text:p text:style-name="P38">Операнды операции отношения должны быть целочисленными.</text:p>
        </text:list-item>
      </text:list>
      <text:h text:style-name="P65" text:outline-level="1"><text:bookmark-start text:name="__RefHeading___Toc1362_4094339299"/>Таблица переменных<text:bookmark-end text:name="__RefHeading___Toc1362_4094339299"/></text:h>
      <text:p text:style-name="P14">В данной работе использовалась таблица для <text:span text:style-name="T26">хранения информации о переменных на момент компиляции, т.е. Вычисляемое компилятором значение для инициализации, флаг инициализирована переменная или нет, название переменной. Далее приведена ее структура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5">class identifier_table</text:p>
          </table:table-cell>
        </table:table-row>
        <table:table-row>
          <table:table-cell table:style-name="Table1.A2" office:value-type="string">
            <text:p text:style-name="P31"><text:span text:style-name="T29">public:</text:span><text:span text:style-name="T27"><text:line-break/></text:span><text:span text:style-name="T29">typedef std::vector&lt;variable&gt;::iterator iterator;</text:span><text:span text:style-name="T27"><text:line-break/></text:span><text:span text:style-name="T29">iterator begin();</text:span><text:span text:style-name="T27"><text:line-break/></text:span><text:span text:style-name="T29">iterator end();</text:span><text:span text:style-name="T27"><text:line-break/></text:span><text:span text:style-name="T29">void push(variable&amp; var);</text:span><text:span text:style-name="T27"><text:line-break/></text:span><text:span text:style-name="T29">bool get_by_id(int id, variable&amp; var);</text:span><text:span text:style-name="T27"><text:line-break/></text:span><text:span text:style-name="T29">bool get_by_name(const std::string &amp;name, variable&amp; var);</text:span><text:span text:style-name="T27"><text:line-break/></text:span><text:span text:style-name="T29">bool set_by_id(int id, variable &amp;var);</text:span><text:span text:style-name="T27"><text:line-break/></text:span><text:span text:style-name="T29">bool set_by_name(const std::string &amp;name, variable &amp;var);</text:span></text:p>
          </table:table-cell>
        </table:table-row>
        <table:table-row>
          <table:table-cell table:style-name="Table1.A2" office:value-type="string">
            <text:p text:style-name="P32"><text:span text:style-name="T29">private:</text:span><text:span text:style-name="T27"><text:line-break/></text:span><text:span text:style-name="T29">std::vector&lt;variable&gt; items;</text:span></text:p>
          </table:table-cell>
        </table:table-row>
      </table:table>
      <text:h text:style-name="P85" text:outline-level="3"><text:bookmark-start text:name="__RefHeading___Toc1364_4094339299"/><text:soft-page-break/>Функции-члены класса <text:span text:style-name="T42">identifier_table</text:span><text:bookmark-end text:name="__RefHeading___Toc1364_4094339299"/></text:h>
      <text:list xml:id="list547790924" text:style-name="L1">
        <text:list-item>
          <text:p text:style-name="P39"><text:span text:style-name="T54"><text:s/>typedef std::vector&lt;variable&gt;::iterator iterator</text:span><text:span text:style-name="T30"> – объявление типа ит</text:span><text:span text:style-name="T31">е</text:span><text:span text:style-name="T30">ратора.</text:span></text:p>
        </text:list-item>
        <text:list-item>
          <text:p text:style-name="P39"><text:span text:style-name="T84"><text:s/>iterator begin()</text:span> – установить итератор в начало вектора.</text:p>
        </text:list-item>
        <text:list-item>
          <text:p text:style-name="P39"><text:span text:style-name="T84"><text:s/>iterator end()</text:span> – установить итератор в конец вектора.</text:p>
        </text:list-item>
        <text:list-item>
          <text:p text:style-name="P39"><text:span text:style-name="T84"><text:s/>void push(variable&amp; var)</text:span> – вставить переменную в вектор.</text:p>
        </text:list-item>
        <text:list-item>
          <text:p text:style-name="P39"><text:span text:style-name="T54"><text:s/>bool get_by_id(int id, variable&amp; var)</text:span><text:span text:style-name="T30"> – получить переменную по id, </text:span><text:span text:style-name="T31">если переменная найдена – true, если нет – false</text:span><text:span text:style-name="T30">.</text:span></text:p>
        </text:list-item>
        <text:list-item>
          <text:p text:style-name="P39"><text:span text:style-name="T54"><text:s/>bool get_by_name(const std::string &amp;name, variable&amp; var)</text:span><text:span text:style-name="T30"> – получить переменную по имени, </text:span><text:span text:style-name="T31">если переменная найдена – true, если нет – false</text:span><text:span text:style-name="T30">.</text:span></text:p>
        </text:list-item>
        <text:list-item>
          <text:p text:style-name="P39"><text:span text:style-name="T55"><text:s/>bool set_by_id(int id, variable &amp;var)</text:span><text:span text:style-name="T43"> – изменить значение переменной по id, </text:span><text:span text:style-name="T44">если переменная найдена – true, если нет – false</text:span><text:span text:style-name="T43">.</text:span></text:p>
        </text:list-item>
        <text:list-item text:start-value="1">
          <text:p text:style-name="P39"><text:span text:style-name="T55"><text:s/>bool set_by_name(const std::string &amp;name, variable &amp;var)</text:span><text:span text:style-name="T43"> – изменить переменную по имени, </text:span><text:span text:style-name="T44">если переменная найдена – true, если нет – false</text:span><text:span text:style-name="T43">.</text:span></text:p>
        </text:list-item>
      </text:list>
      <text:h text:style-name="P87" text:outline-level="3"><text:bookmark-start text:name="__RefHeading___Toc1366_4094339299"/><text:span text:style-name="T95">Данные</text:span>-члены класса identifier_table<text:bookmark-end text:name="__RefHeading___Toc1366_4094339299"/></text:h>
      <text:list xml:id="list1513799304" text:style-name="L2">
        <text:list-item>
          <text:p text:style-name="P40"><text:span text:style-name="T84"><text:s/>std::vector&lt;variable&gt; items</text:span> – вектор переменных.</text:p>
        </text:list-item>
      </text:list>
      <text:h text:style-name="P67" text:outline-level="1"><text:bookmark-start text:name="__RefHeading___Toc1368_4094339299"/>Лексический анализатор<text:bookmark-end text:name="__RefHeading___Toc1368_4094339299"/></text:h>
      <text:p text:style-name="P7">Задача лексического анализа заключается в разборе входной программы. Лексический анализатор разбивает входную программу на лексемы четырех типов: ключевые слова, разделители, константы и идентификаторы. <text:span text:style-name="T72">Работой объекта <text:s/>данного класса управляет объект класса синтаксического анализатора. С помощью лексического анализатора происходит не только обнаружение лексем, но и навигация по потоку чтения файла.</text:span></text:p>
      <text:p text:style-name="P8">На вход лексического анализатора подается файл, далее функция <text:span text:style-name="T13">read_lexma</text:span> получает из файла одну лексему. <text:span text:style-name="T72">Лексический анализатор построен на базе конечного автомата, что позволяет определять тип читаемых лексем во время чтения</text:span></text:p>
      <text:p text:style-name="P17"><text:span text:style-name="T89">Лексический и синтаксический анализатор взаимодействуют </text:span><text:span text:style-name="T90">друг с другом на каждом этапе чтения программы</text:span><text:span text:style-name="T89">, т.е. сначала </text:span><text:span text:style-name="T90">синтаксический анализатор посылает запрос на чтение лексем предоставляя контейнер для нее, </text:span><text:span text:style-name="T89">лексический анализатор </text:span><text:span text:style-name="T90">читает лексему и если он не выявил лексических ошибок то лексема помещается в предоставленный <text:s/>контейнер</text:span><text:span text:style-name="T89">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6">class <text:span text:style-name="T75">lexical_analyzer</text:span></text:p>
          </table:table-cell>
        </table:table-row>
        <table:table-row>
          <table:table-cell table:style-name="Table2.A2" office:value-type="string">
            <text:p text:style-name="P33"><text:span text:style-name="T29">private:<text:line-break/>struct {<text:line-break/> <text:s text:c="3"/>int pos;<text:line-break/> <text:s text:c="3"/>int line;<text:line-break/>} position_in_code;<text:line-break/>struct {<text:line-break/> <text:s text:c="3"/>std::ios::pos_type </text:span><text:bookmark-start text:name="__DdeLink__795_4094339299"/><text:span text:style-name="T29">stream_pos</text:span><text:bookmark-end text:name="__DdeLink__795_4094339299"/><text:span text:style-name="T29">;<text:line-break/> <text:s text:c="3"/>int pos;<text:line-break/> <text:s text:c="3"/>int line;<text:line-break/>} bookmark;<text:line-break/>const char* filename;<text:line-break/>std::fstream filestream;<text:line-break/>transition_table table;<text:line-break/>transition_table make_table();<text:line-break/>void backstep();</text:span></text:p>
          </table:table-cell>
        </table:table-row>
        <table:table-row>
          <table:table-cell table:style-name="Table2.A2" office:value-type="string">
            <text:p text:style-name="P26">public:<text:line-break/><text:soft-page-break/>lexical_analyzer(char* filename);<text:line-break/>~lexical_analyzer();<text:line-break/>bool read_token(token&amp;);<text:line-break/>void save_statement();<text:line-break/>void roll_back();<text:line-break/>std::string get_pos();</text:p>
          </table:table-cell>
        </table:table-row>
      </table:table>
      <text:h text:style-name="P89" text:outline-level="3"><text:bookmark-start text:name="__RefHeading___Toc1372_4094339299"/><text:bookmark-start text:name="__DdeLink__958_4094339299"/><text:span text:style-name="T23">Функции-члены класса </text:span><text:span text:style-name="T49">lexical_analyzer</text:span><text:bookmark-end text:name="__RefHeading___Toc1372_4094339299"/><text:bookmark-end text:name="__DdeLink__958_4094339299"/></text:h>
      <text:list xml:id="list3394051753" text:style-name="L3">
        <text:list-item>
          <text:p text:style-name="P41"><text:span text:style-name="T85"><text:s/>void backstep()</text:span><text:span text:style-name="T5"> </text:span><text:span text:style-name="T6">– возвращение символа в поток чтения файла.</text:span></text:p>
        </text:list-item>
        <text:list-item>
          <text:p text:style-name="P41"><text:span text:style-name="T85"><text:s/>bool read_token(token&amp;)</text:span><text:span text:style-name="T5"> </text:span><text:span text:style-name="T6">– чтение лексемы, если она прочитана корректно то – true, если нет – false.</text:span></text:p>
        </text:list-item>
        <text:list-item>
          <text:p text:style-name="P41"><text:span text:style-name="T85"><text:s/>void save_statement()</text:span><text:span text:style-name="T5"> </text:span><text:span text:style-name="T6">– сохранение положения в потоке чтения файла,</text:span><text:span text:style-name="T7"> строки и позиции</text:span><text:span text:style-name="T6">.</text:span></text:p>
        </text:list-item>
        <text:list-item>
          <text:p text:style-name="P41"><text:span text:style-name="T85"><text:s/>void roll_back()</text:span><text:span text:style-name="T5"> </text:span><text:span text:style-name="T6">– откатиться на сохраненную позицию.</text:span></text:p>
        </text:list-item>
        <text:list-item>
          <text:p text:style-name="P41"><text:span text:style-name="T85"><text:s/>std::string get_pos()</text:span><text:span text:style-name="T5"> </text:span><text:span text:style-name="T6">– получить строку и позицию.</text:span></text:p>
        </text:list-item>
      </text:list>
      <text:h text:style-name="P89" text:outline-level="3"><text:bookmark-start text:name="__RefHeading___Toc1374_4094339299"/><text:span text:style-name="T6">Данные</text:span><text:span text:style-name="T5">-члены класса </text:span><text:span text:style-name="T50">lexical_analyzer</text:span><text:bookmark-end text:name="__RefHeading___Toc1374_4094339299"/></text:h>
      <text:list xml:id="list266076182" text:style-name="L4">
        <text:list-item>
          <text:p text:style-name="P42"><text:span text:style-name="T85"><text:s/>int pos</text:span><text:span text:style-name="T5"> </text:span><text:span text:style-name="T6">– позиция в строке.</text:span></text:p>
        </text:list-item>
        <text:list-item>
          <text:p text:style-name="P42"><text:span text:style-name="T85"><text:s/>int line</text:span><text:span text:style-name="T5"> </text:span><text:span text:style-name="T6">– читаемая строка.</text:span></text:p>
        </text:list-item>
        <text:list-item>
          <text:p text:style-name="P42"><text:span text:style-name="T85"><text:s/>position_in_code</text:span><text:span text:style-name="T5"> </text:span><text:span text:style-name="T6">– структура для объединения первых 2х полей.</text:span></text:p>
        </text:list-item>
        <text:list-item>
          <text:p text:style-name="P42"><text:span text:style-name="T85"><text:s/>std::ios::pos_type stream_pos</text:span><text:span text:style-name="T5"> </text:span><text:span text:style-name="T6">– </text:span><text:span text:style-name="T7">сохраненная позиция потока чтения.</text:span></text:p>
        </text:list-item>
        <text:list-item>
          <text:p text:style-name="P42"><text:span text:style-name="T86"><text:s/>i</text:span><text:span text:style-name="T85">nt pos</text:span><text:span text:style-name="T5"> </text:span><text:span text:style-name="T6">– </text:span><text:span text:style-name="T7">сохраненная позиция.</text:span></text:p>
        </text:list-item>
        <text:list-item>
          <text:p text:style-name="P42"><text:span text:style-name="T85"><text:s/>int line</text:span><text:span text:style-name="T5"> </text:span><text:span text:style-name="T6">– </text:span><text:span text:style-name="T7">сохраненная строка.</text:span></text:p>
        </text:list-item>
        <text:list-item>
          <text:p text:style-name="P42"><text:span text:style-name="T85"><text:s/>bookmark</text:span><text:span text:style-name="T5"> </text:span><text:span text:style-name="T6">– структура для объединения </text:span><text:span text:style-name="T7">3</text:span><text:span text:style-name="T6">х полей </text:span><text:span text:style-name="T7">выше</text:span><text:span text:style-name="T6">.</text:span></text:p>
        </text:list-item>
        <text:list-item>
          <text:p text:style-name="P42"><text:span text:style-name="T85"><text:s/>const char* filename</text:span><text:span text:style-name="T5"> </text:span><text:span text:style-name="T6">– </text:span><text:span text:style-name="T7">имя входного файла.</text:span></text:p>
        </text:list-item>
        <text:list-item>
          <text:p text:style-name="P42"><text:span text:style-name="T85"><text:s/>std::fstream filestream</text:span><text:span text:style-name="T5"> </text:span><text:span text:style-name="T6">– </text:span><text:span text:style-name="T7">поток чтения.</text:span></text:p>
        </text:list-item>
        <text:list-item>
          <text:p text:style-name="P42"><text:span text:style-name="T58"><text:s/>transition_table table</text:span><text:span text:style-name="T35"> </text:span><text:span text:style-name="T36">– </text:span><text:span text:style-name="T37">таблица идентификаторов.</text:span></text:p>
        </text:list-item>
      </text:list>
      <text:h text:style-name="P80" text:outline-level="2"><text:bookmark-start text:name="__RefHeading___Toc1376_4094339299"/>Граф переходов<text:bookmark-end text:name="__RefHeading___Toc1376_4094339299"/></text:h>
      <text:p text:style-name="P20"><draw:frame draw:style-name="fr2" draw:name="Image1" text:anchor-type="paragraph" svg:y="0.132cm" svg:width="16.501cm" svg:height="8.848cm" draw:z-index="23"><draw:image xlink:href="Pictures/1000020100000313000001A6C1526FB2FCC2CA0E.png" xlink:type="simple" xlink:show="embed" xlink:actuate="onLoad"/></draw:frame><text:span text:style-name="T93">Схема 1 – </text:span>граф лексического анализа</text:p>
      <text:h text:style-name="P68" text:outline-level="1"><text:bookmark-start text:name="__RefHeading___Toc1378_4094339299"/><text:soft-page-break/>Синтаксический анализатор<text:bookmark-end text:name="__RefHeading___Toc1378_4094339299"/></text:h>
      <text:p text:style-name="P8">Задача синтаксического анализа состоит в том, чтобы определить имеет ли цепочка лексем конструкцию, заданную синтаксисом языка. В данной работе синтаксический анализатор представляет собой набор функций, реализующий правила грамматики.</text:p>
      <text:p text:style-name="P9">На первом этапе проверяется баланс круглых и фигурных скобок, также на этом этапе проверяется вложенность лексем, т.е. если лексема находится в блоке (внутри составного оператора), и ее вложенность на единицу больше вложенности лексем вне этого блока, вложенность <text:span text:style-name="T4">program</text:span> равна нулю, т.к. <text:span text:style-name="T4">program</text:span> находится вне главного блока программы. Проверяется баланс <text:span text:style-name="T1">if</text:span> и <text:span text:style-name="T1">else</text:span>, т.е. <text:span text:style-name="T1">else</text:span> не может встретится раньше чем <text:span text:style-name="T1">if</text:span>, и количество <text:span text:style-name="T1">else</text:span> должно совпадать с количеством <text:span text:style-name="T1">if</text:span>. Проверяется <text:span text:style-name="T74">синтаксис do while, <text:s/>операндом которого является алгебраическое выражение</text:span><text:span text:style-name="T4">.</text:span> Также на первом этапе проверяется наличие <text:span text:style-name="T74">program и end program</text:span><text:span text:style-name="T19">.</text:span></text:p>
      <text:p text:style-name="P13">По мере чтения код рекурсивными функциями раскладывается во внутреннее представление, проверяется семантика.</text:p>
      <text:p text:style-name="P8">Для анализа объявления переменных, оператора присваивания, а также условий цикла <text:span text:style-name="T1">while</text:span> и условия <text:span text:style-name="T1">if</text:span> применяется специально разработанный метод анализа. В связи с тем, что необходимо анализировать лексемы по типу, по значению, по имени, а иногда несколько лексем по разным параметрам – это весьма сложно. Был разработан метод, который позволяет перейти от последовательности лексем к целочисленному массиву. Переход осуществляется по имени, типу и значению.</text:p>
      <text:p text:style-name="P8">В объявлении переменных может происходить инициализация, не могут встечастся ключевые слова, а также разделители кроме ‘,’. Последовательность идентификаторов не может начинаться и заканчиваться ‘,’.</text:p>
      <text:p text:style-name="P8">В операторе присваивания справа от знака ‘=’ находится арифметическое выражения, в котором могут присутствовать лишь константы и идентификаторы а также знаки арифметических операций. Арифметические операции выполняются согласно приоритету, который может быть изменен круглыми скобками.</text:p>
      <text:p text:style-name="P10">В условии цикла <text:span text:style-name="T1">while</text:span> и условии условного оператора находится <text:span text:style-name="T74">алгебраическое</text:span> выражение.</text:p>
      <text:p text:style-name="P18"><text:span text:style-name="T91">Если синтксических </text:span><text:span text:style-name="T92">и семантических</text:span><text:span text:style-name="T91"> ошибок </text:span><text:span text:style-name="T92">на этапе чтения инстрекции</text:span><text:span text:style-name="T91"> нет, </text:span><text:span text:style-name="T92">то она генерируется в выходной</text:span><text:span text:style-name="T91">.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7">class <text:span text:style-name="T78">syntax_analyzer</text:span></text:p>
          </table:table-cell>
        </table:table-row>
        <table:table-row>
          <table:table-cell table:style-name="Table3.A2" office:value-type="string">
            <text:p text:style-name="P76"><text:span text:style-name="T56">private:<text:line-break/>lexical_analyzer lexical;<text:line-break/></text:span><text:span text:style-name="T56">table&lt;variable&gt; *idents_table;<text:line-break/>table&lt;function&gt; funcs_table;<text:line-break/>table&lt;function_call&gt; funcs_calls_table;</text:span><text:span text:style-name="T56"><text:line-break/>code_generator codegen;<text:line-break/>int if_counter;<text:line-break/>int do_counter;<text:line-break/>int cmp_counter;<text:line-break/>int opened_do;</text:span><text:span text:style-name="T99"><text:line-break/></text:span><text:span text:style-name="T63">int rbp_vars_offset;</text:span><text:span text:style-name="T99"><text:line-break/></text:span><text:span text:style-name="T63">int rbp_params_offset;</text:span><text:span text:style-name="T56"><text:line-break/>const char* outfile;<text:line-break/>bool start_lexma();<text:line-break/>bool definition();</text:span><text:span text:style-name="T56"><text:line-break/>bool can_read(int n);</text:span><text:span text:style-name="T56"><text:line-break/>bool if_statement();<text:line-break/></text:span><text:soft-page-break/><text:span text:style-name="T56">bool dowhile_statement();<text:line-break/>bool print();<text:line-break/>bool on_expression(std::list&lt;token&gt; &amp;_list);<text:line-break/>bool </text:span><text:span text:style-name="T57">on_terminal</text:span><text:span text:style-name="T56">(std::list&lt;token&gt; &amp;_list);<text:line-break/>bool </text:span><text:span text:style-name="T57">expression_to_tree</text:span><text:span text:style-name="T56">(std::list&lt;token&gt; &amp;_list, tree_node &lt;token&gt; &amp;_root);<text:line-break/>int calculate_expression(std::list&lt;token&gt; &amp;_poliz);<text:line-break/>bool lexma_is(token_type_enum type, std::list&lt;token&gt; &amp;_list);<text:line-break/>bool lexma_is(token_type_enum type, token &amp;t);</text:span><text:span text:style-name="T56"><text:line-break/>bool function_declare(token t);<text:line-break/>bool program_declare(token t);<text:line-break/>bool function_statement(token &amp;t, token result);<text:line-break/>bool call_function(std::list&lt;token&gt; params, function func);<text:line-break/>bool code_to_poliz(std::list&lt;token&gt; &amp;poliz);<text:line-break/>bool list_to_poliz(std::list&lt;token&gt; &amp;poliz);</text:span><text:span text:style-name="T56"><text:line-break/>bool output(std::list&lt;token&gt; &amp;_poliz);<text:line-break/>bool program_statement(token &amp;t);<text:line-break/>bool initialization();</text:span></text:p>
          </table:table-cell>
        </table:table-row>
        <table:table-row>
          <table:table-cell table:style-name="Table3.A2" office:value-type="string">
            <text:p text:style-name="P29">public:<text:line-break/>syntax_analyzer(char* ,const char*);<text:line-break/>bool parse();</text:p>
          </table:table-cell>
        </table:table-row>
      </table:table>
      <text:h text:style-name="P86" text:outline-level="3"><text:bookmark-start text:name="__RefHeading___Toc1382_4094339299"/><text:span text:style-name="T73">Функции-члены класса syntax</text:span><text:span text:style-name="T51">_analyzer</text:span><text:bookmark-end text:name="__RefHeading___Toc1382_4094339299"/></text:h>
      <text:list xml:id="list3482144037" text:style-name="L5">
        <text:list-item>
          <text:p text:style-name="P43"><text:span text:style-name="T58">bool start_lexma()</text:span><text:span text:style-name="T35"> </text:span><text:span text:style-name="T38">– чтение стартовой лексемы, которая определит правила для дальнейшего разбора инструкции.</text:span></text:p>
        </text:list-item>
        <text:list-item>
          <text:p text:style-name="P43"><text:span text:style-name="T58">bool definition()</text:span><text:span text:style-name="T35"> </text:span><text:span text:style-name="T38">– объявление переменной.</text:span></text:p>
        </text:list-item>
        <text:list-item>
          <text:p text:style-name="P43"><text:span text:style-name="T58">bool can_read(</text:span><text:span text:style-name="T59">int n</text:span><text:span text:style-name="T58">)</text:span><text:span text:style-name="T35"> </text:span><text:span text:style-name="T38">– проверка есть ли еще лексемы.</text:span></text:p>
        </text:list-item>
        <text:list-item>
          <text:p text:style-name="P43"><text:span text:style-name="T58">bool if_statement()</text:span><text:span text:style-name="T35"> </text:span><text:span text:style-name="T38">– чтение ксловного оператора.</text:span></text:p>
        </text:list-item>
        <text:list-item>
          <text:p text:style-name="P43"><text:span text:style-name="T58">bool dowhile_statement()</text:span><text:span text:style-name="T35"> </text:span><text:span text:style-name="T38">– чтение цикла do while.</text:span></text:p>
        </text:list-item>
        <text:list-item>
          <text:p text:style-name="P43"><text:span text:style-name="T58">bool print()</text:span><text:span text:style-name="T35"> </text:span><text:span text:style-name="T38">– чтение оператора вывода.</text:span></text:p>
        </text:list-item>
        <text:list-item>
          <text:p text:style-name="P43"><text:span text:style-name="T58">bool On_E(std::list&lt;token&gt; &amp;_list)</text:span><text:span text:style-name="T35"> </text:span><text:span text:style-name="T38">– чтение алгебраического выражения и заполнения списка лексем.</text:span></text:p>
        </text:list-item>
        <text:list-item>
          <text:p text:style-name="P43"><text:span text:style-name="T58">bool On_T(std::list&lt;token&gt; &amp;_list)</text:span><text:span text:style-name="T35"> </text:span><text:span text:style-name="T38">– операнд алгебраического выражения.</text:span></text:p>
        </text:list-item>
        <text:list-item>
          <text:p text:style-name="P43"><text:span text:style-name="T58">bool ExprToTree(std::list&lt;token&gt; &amp;_list, tree_node &lt;token&gt; &amp;_root)</text:span><text:span text:style-name="T35"> </text:span><text:span text:style-name="T38">– перевод списка лексем выражения в дерево.</text:span></text:p>
        </text:list-item>
        <text:list-item>
          <text:p text:style-name="P44"><text:span text:style-name="T58">int calculate_expression(std::list&lt;token&gt; &amp;_poliz)</text:span><text:span text:style-name="T35"> </text:span><text:span text:style-name="T38">– в</text:span><text:span text:style-name="T39">ычисление</text:span><text:span text:style-name="T38"> выражения.</text:span></text:p>
        </text:list-item>
        <text:list-item>
          <text:p text:style-name="P43"><text:span text:style-name="T58">bool lexma_is(token_type_enum type, std::list&lt;token&gt; &amp;_list)</text:span><text:span text:style-name="T35"> </text:span><text:span text:style-name="T38">–</text:span><text:bookmark-start text:name="__DdeLink__988_4094339299"/><text:span text:style-name="T38"> проверяет какого типа следующая лексема и заносит ее в с</text:span><text:span text:style-name="T39">п</text:span><text:span text:style-name="T38">исок лексем.</text:span><text:bookmark-end text:name="__DdeLink__988_4094339299"/></text:p>
        </text:list-item>
        <text:list-item>
          <text:p text:style-name="P44"><text:span text:style-name="T58">bool lexma_is(token_type_enum type, token &amp;t)</text:span><text:span text:style-name="T35"> </text:span><text:span text:style-name="T38">– проверяет какого типа следующая лексема и заносит ее в </text:span><text:span text:style-name="T39">переменную</text:span><text:span text:style-name="T38">.</text:span></text:p>
        </text:list-item>
        <text:list-item>
          <text:p text:style-name="P44"><text:span text:style-name="T65">bool code_to_poliz(std::list&lt;token&gt; &amp;poliz)</text:span><text:span text:style-name="T70"> </text:span><text:span text:style-name="T68">– </text:span><text:span text:style-name="T69">перевод в ПОЛИЗ поворотом дерева.</text:span></text:p>
        </text:list-item>
        <text:list-item>
          <text:p text:style-name="P44"><text:span text:style-name="T65">bool list_to_poliz(std::list&lt;token&gt; &amp;poliz)</text:span><text:span text:style-name="T70"> </text:span><text:span text:style-name="T68">– </text:span><text:span text:style-name="T69">перевод в ПОЛИЗ поворотом дерева.</text:span></text:p>
        </text:list-item>
        <text:list-item>
          <text:p text:style-name="P43"><text:span text:style-name="T58">bool output(std::list&lt;token&gt; &amp;_poliz)</text:span><text:span text:style-name="T35"> </text:span><text:span text:style-name="T38">– </text:span><text:span text:style-name="T39">генерация кода на выходном языке для вычисления выражения.</text:span></text:p>
        </text:list-item>
        <text:list-item>
          <text:p text:style-name="P43"><text:span text:style-name="T58">bool program_statement(token &amp;t)</text:span><text:span text:style-name="T35"> </text:span><text:span text:style-name="T38">– </text:span><text:span text:style-name="T39">поиск начала программы и проверка ее конца.</text:span></text:p>
        </text:list-item>
        <text:list-item>
          <text:p text:style-name="P43"><text:span text:style-name="T58">bool </text:span><text:span text:style-name="T60">initialization</text:span><text:span text:style-name="T58">()</text:span><text:span text:style-name="T35"> </text:span><text:span text:style-name="T38">– </text:span><text:span text:style-name="T39">объявление и инициализация переменной.</text:span></text:p>
        </text:list-item>
        <text:list-item>
          <text:p text:style-name="P44"><text:span text:style-name="T58">bool parse()</text:span><text:span text:style-name="T35"> </text:span><text:span text:style-name="T38">– </text:span><text:span text:style-name="T39">запуск процедур</text:span><text:span text:style-name="T40">ы</text:span><text:span text:style-name="T39"> анализа.</text:span></text:p>
        </text:list-item>
        <text:list-item>
          <text:p text:style-name="P44"><text:soft-page-break/><text:span text:style-name="T66">bool function_declare(token t)</text:span><text:span text:style-name="T69"> </text:span><text:span text:style-name="T68">– разбор объявления функции.</text:span></text:p>
        </text:list-item>
        <text:list-item>
          <text:p text:style-name="P44"><text:span text:style-name="T66">bool program_declare(token t); </text:span><text:span text:style-name="T68">– разбор объявления программы.</text:span></text:p>
        </text:list-item>
        <text:list-item>
          <text:p text:style-name="P44"><text:span text:style-name="T66">bool function_statement(token &amp;t, token result)</text:span><text:span text:style-name="T69"> </text:span><text:span text:style-name="T68">– разбор тела функции.</text:span></text:p>
        </text:list-item>
        <text:list-item>
          <text:p text:style-name="P44"><text:span text:style-name="T66">bool call_function(std::list&lt;token&gt; params, function func) </text:span><text:span text:style-name="T68">– вызов подстановки функции в код.</text:span></text:p>
        </text:list-item>
      </text:list>
      <text:h text:style-name="P88" text:outline-level="3"><text:bookmark-start text:name="__RefHeading___Toc1384_4094339299"/><text:span text:style-name="T9">Данные</text:span><text:span text:style-name="T5">-члены класса identifier_table</text:span><text:bookmark-end text:name="__RefHeading___Toc1384_4094339299"/></text:h>
      <text:list xml:id="list1943977164" text:style-name="L6">
        <text:list-item>
          <text:p text:style-name="P46"><text:span text:style-name="T87">lexical_analyzer lexical</text:span><text:span text:style-name="T14"> </text:span><text:span text:style-name="T15">– </text:span><text:span text:style-name="T16">лексический анализатор.</text:span></text:p>
        </text:list-item>
        <text:list-item>
          <text:p text:style-name="P46"><text:span text:style-name="T67">table&lt;variable&gt; *idents_table </text:span><text:span text:style-name="T71">– таблица идентификаторов.</text:span></text:p>
        </text:list-item>
        <text:list-item>
          <text:p text:style-name="P46"><text:span text:style-name="T67">table&lt;function&gt; funcs_table </text:span><text:span text:style-name="T71">– таблица функций.</text:span></text:p>
        </text:list-item>
        <text:list-item>
          <text:p text:style-name="P50"><text:span text:style-name="T41">table&lt;function_call&gt; funcs_calls_table </text:span><text:span text:style-name="T71">– таблица вызовов функций.</text:span></text:p>
        </text:list-item>
        <text:list-item>
          <text:p text:style-name="P45"><text:span text:style-name="T87">code_generator codegen</text:span><text:span text:style-name="T14"> </text:span><text:span text:style-name="T15">– </text:span><text:span text:style-name="T16">генератор кода.</text:span></text:p>
        </text:list-item>
        <text:list-item>
          <text:p text:style-name="P45"><text:span text:style-name="T87">int if_counter</text:span><text:span text:style-name="T14"> </text:span><text:span text:style-name="T15">– </text:span><text:span text:style-name="T16">счетчик условных операторов.</text:span></text:p>
        </text:list-item>
        <text:list-item>
          <text:p text:style-name="P45"><text:span text:style-name="T87">int do_counter</text:span><text:span text:style-name="T14"> </text:span><text:span text:style-name="T15">– </text:span><text:span text:style-name="T16">счетчик циклов do_while.</text:span></text:p>
        </text:list-item>
        <text:list-item>
          <text:p text:style-name="P45"><text:span text:style-name="T87">int cmp_counter</text:span><text:span text:style-name="T14"> </text:span><text:span text:style-name="T15">– </text:span><text:span text:style-name="T16">счетчик операторов сравнения.</text:span></text:p>
        </text:list-item>
        <text:list-item>
          <text:p text:style-name="P45"><text:span text:style-name="T87">int opened_do</text:span><text:span text:style-name="T14"> </text:span><text:span text:style-name="T15">– </text:span><text:span text:style-name="T16">вложенность составного оператора</text:span></text:p>
        </text:list-item>
        <text:list-item>
          <text:p text:style-name="P45"><text:span text:style-name="T87">const char* outfile</text:span><text:span text:style-name="T14"> </text:span><text:span text:style-name="T15">– </text:span><text:span text:style-name="T16">имя выходного файла.</text:span></text:p>
        </text:list-item>
      </text:list>
      <text:h text:style-name="P79" text:outline-level="2"><draw:frame draw:style-name="fr2" draw:name="Image2" text:anchor-type="paragraph" svg:y="1.379cm" svg:width="16.501cm" svg:height="8.206cm" draw:z-index="24"><draw:image xlink:href="Pictures/100002010000045C0000022B088CB4B2BFE1E328.png" xlink:type="simple" xlink:show="embed" xlink:actuate="onLoad"/></draw:frame><text:bookmark-start text:name="__RefHeading___Toc1361_1245297299"/>Граф синтаксического анализа<text:bookmark-end text:name="__RefHeading___Toc1361_1245297299"/></text:h>
      <text:p text:style-name="P20"><text:span text:style-name="T93">Схема </text:span>2 <text:span text:style-name="T93">– </text:span>граф синтаксического анализа</text:p>
      <text:h text:style-name="P66" text:outline-level="1"><text:bookmark-start text:name="__RefHeading___Toc1386_4094339299"/>Семантический анализатор<text:bookmark-end text:name="__RefHeading___Toc1386_4094339299"/></text:h>
      <text:p text:style-name="P8">Семантический анализатор представляет собой набор функций (см. функции семантического анализатора). В объявлении переменных все идентификаторы должны быть не объявлены ранее. В присваивании переменной значений выражения в правой части должно иметь целочисленное значение. В условии оператора цикла и в условии условного оператора должно быть логическое выражение.</text:p>
      <text:h text:style-name="P80" text:outline-level="2"><text:bookmark-start text:name="__RefHeading___Toc1388_4094339299"/>Внутренне представление программы<text:bookmark-end text:name="__RefHeading___Toc1388_4094339299"/></text:h>
      <text:p text:style-name="P11"><text:span text:style-name="T10">В</text:span><text:span text:style-name="T11">о время работы </text:span><text:bookmark-start text:name="__DdeLink__1015_4094339299"/><text:span text:style-name="T11">синтаксического</text:span><text:bookmark-end text:name="__DdeLink__1015_4094339299"/><text:span text:style-name="T11"> анализатора помимо синтаксического, лексического и семантическонго анализа, происходит параллельная генерация кода, если не было выявлено каких либо ошибок.</text:span><text:span text:style-name="T10"> </text:span><text:span text:style-name="T11">Выходной</text:span><text:span text:style-name="T10"> код полностью отражает содержимое входной программы.</text:span></text:p>
      <text:h text:style-name="P66" text:outline-level="1"><text:bookmark-start text:name="__RefHeading___Toc1390_4094339299"/><text:soft-page-break/>Генерация результирующего кода<text:bookmark-end text:name="__RefHeading___Toc1390_4094339299"/></text:h>
      <text:p text:style-name="P8">Генерация кода состоит лишь в <text:span text:style-name="T76">описании входного языка выходным</text:span>. В выходной файл заносится <text:s/>ключевое слово <text:span text:style-name="T1">program</text:span> и имя программы. Далее формируется блок объявления переменных. Далее идет анализ оставшегося кода. <text:span text:style-name="T76">П</text:span>осле условия в цикле <text:span text:style-name="T1">while</text:span> добавляется ключевое слово <text:span text:style-name="T1">do</text:span>, а после условия в операторе <text:span text:style-name="T1">if</text:span> добавляется ключевое слово <text:span text:style-name="T1">then</text:span>.</text:p>
      <text:h text:style-name="P80" text:outline-level="2"><text:bookmark-start text:name="__RefHeading___Toc1392_4094339299"/><text:span text:style-name="T88">Ф</text:span>ункции генератора кода<text:bookmark-end text:name="__RefHeading___Toc1392_4094339299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28">class <text:span text:style-name="T77">code_</text:span>generator</text:p>
          </table:table-cell>
        </table:table-row>
        <table:table-row>
          <table:table-cell table:style-name="Table4.A2" office:value-type="string">
            <text:p text:style-name="P34"><text:span text:style-name="T32">private:</text:span><text:span text:style-name="T33"><text:line-break/></text:span><text:span text:style-name="T30">std::string _data;</text:span><text:span text:style-name="T33"><text:line-break/></text:span><text:span text:style-name="T30">std::string _code;</text:span></text:p>
          </table:table-cell>
        </table:table-row>
        <table:table-row>
          <table:table-cell table:style-name="Table4.A2" office:value-type="string">
            <text:p text:style-name="P30">public:<text:line-break/>void add_line(std::string&amp;);<text:line-break/>void out(std::string&amp;);<text:line-break/>void declare_block(identifier_table);<text:line-break/>void out(const char*);</text:p>
          </table:table-cell>
        </table:table-row>
      </table:table>
      <text:h text:style-name="P91" text:outline-level="3"><text:bookmark-start text:name="__RefHeading___Toc1394_4094339299"/><text:span text:style-name="T73">Функции-члены класса </text:span><text:span text:style-name="T17">code_generator</text:span><text:bookmark-end text:name="__RefHeading___Toc1394_4094339299"/></text:h>
      <text:list xml:id="list3930142395" text:style-name="L7">
        <text:list-item>
          <text:p text:style-name="P47"><text:span text:style-name="T56">void add_line(std::string&amp;)</text:span><text:span text:style-name="T45"> </text:span><text:span text:style-name="T46">– добавление строки выходного языка.</text:span></text:p>
        </text:list-item>
        <text:list-item>
          <text:p text:style-name="P47"><text:span text:style-name="T56">void out(std::string&amp;)</text:span><text:span text:style-name="T45"> </text:span><text:span text:style-name="T46">– вывод в строку.</text:span></text:p>
        </text:list-item>
        <text:list-item>
          <text:p text:style-name="P47"><text:span text:style-name="T56">void declare_block(identifier_table)</text:span><text:span text:style-name="T45"> </text:span><text:span text:style-name="T46">– вывод блока объявлений в </text:span><text:span text:style-name="T47">_data</text:span></text:p>
        </text:list-item>
        <text:list-item>
          <text:p text:style-name="P47"><text:span text:style-name="T56">void out(const char*)</text:span><text:span text:style-name="T45"> </text:span><text:span text:style-name="T46">– вывод содержимого _data и _code в выходной файл.</text:span></text:p>
        </text:list-item>
      </text:list>
      <text:h text:style-name="P90" text:outline-level="3"><text:bookmark-start text:name="__RefHeading___Toc1511_1245297299"/><text:span text:style-name="T24">Данные-члены класса</text:span><text:span text:style-name="T8"> </text:span><text:span text:style-name="T18">code_generator</text:span><text:bookmark-end text:name="__RefHeading___Toc1511_1245297299"/></text:h>
      <text:list xml:id="list2024329124" text:style-name="L8">
        <text:list-item>
          <text:p text:style-name="P48"><text:span text:style-name="T58">std::string _data</text:span><text:span text:style-name="T47"> </text:span><text:span text:style-name="T48">– блок объявлений.</text:span></text:p>
        </text:list-item>
        <text:list-item>
          <text:p text:style-name="P48"><text:span text:style-name="T58">std::string _code</text:span><text:span text:style-name="T47"> </text:span><text:span text:style-name="T48">– блок кода.</text:span></text:p>
        </text:list-item>
      </text:list>
      <text:h text:style-name="P71" text:outline-level="1"><text:bookmark-start text:name="__RefHeading___Toc1398_4094339299"/>Выводы по работе<text:bookmark-end text:name="__RefHeading___Toc1398_4094339299"/></text:h>
      <text:p text:style-name="P4">Результатом работы стал простейший компилятор несколько модифицированного и упрощенного языка <text:span text:style-name="T78">Fortran 95</text:span>.</text:p>
      <text:p text:style-name="P12">В соответствии с целями работы, были изучены принципы построения, составные части и идеи функционирования компиляторов. Из множества способов реализации компилятора были выбраны наиболее подходящие для решения конкретной задачи </text:p>
      <text:p text:style-name="P15">Для построения любого компилятора необходимо задать грамматику входного языка, для чего в свою очередь необходимо знание теории формальных языков и грамматик. Отсюда можно сделать вывод, что проектирование компилятора – задача в некотором смысле более теоретическая, чем чисто кодирование алгоритма. Само кодирование приложения, при соответствующем владении С++, не составляет большого труда – гораздо сложнее оказывается найти оптимальное решение задачи на <text:span text:style-name="T79">теоретическом</text:span> уровне.</text:p>
      <text:h text:style-name="P58" text:outline-level="1"/>
      <text:h text:style-name="P75" text:outline-level="1"><text:bookmark-start text:name="__RefHeading___Toc1589_1245297299"/>Сообщения и ошибки<text:bookmark-end text:name="__RefHeading___Toc1589_1245297299"/></text:h>
      <text:p text:style-name="P21">Благодаря семейству классов разработанных для оповещения о различных событиях, можно обрабатывать ошибки как исключения, выводить на экран позицию ошибки, и что именно пошло не так. Далее приведен граф наследования.</text:p>
      <text:p text:style-name="P49"><draw:frame draw:style-name="fr3" draw:name="Image3" text:anchor-type="paragraph" svg:width="15.266cm" svg:height="5.212cm" draw:z-index="25"><draw:image xlink:href="Pictures/1000020100000241000000C5F38927BF1F03FBC2.png" xlink:type="simple" xlink:show="embed" xlink:actuate="onLoad"/></draw:frame>Схема 3 – наследование классов сообщений</text:p>
      <text:h text:style-name="P74" text:outline-level="1"><text:bookmark-start text:name="__RefHeading___Toc1965_1796809026"/>Диаграмма классов<text:bookmark-end text:name="__RefHeading___Toc1965_1796809026"/></text:h>
      <text:h text:style-name="P69" text:outline-level="1"><draw:frame draw:style-name="fr4" draw:name="Image4" text:anchor-type="paragraph" svg:x="0.011cm" svg:y="0.418cm" svg:width="16.501cm" svg:height="14.801cm" draw:z-index="0"><draw:image xlink:href="Pictures/10000201000005F500000558C8A835E53E039B1E.png" xlink:type="simple" xlink:show="embed" xlink:actuate="onLoad"/></draw:frame></text:h>
      <text:h text:style-name="P70" text:outline-level="1"/>
      <text:h text:style-name="P62" text:outline-level="1"><text:bookmark-start text:name="__RefHeading___Toc1400_4094339299"/><text:span text:style-name="T94">Тестирование</text:span> программы<text:bookmark-end text:name="__RefHeading___Toc1400_4094339299"/></text:h>
      <text:h text:style-name="P77" text:outline-level="2"><text:bookmark-start text:name="__RefHeading___Toc1697_1245297299"/>Программа №1<text:bookmark-end text:name="__RefHeading___Toc1697_1245297299"/></text:h>
      <text:h text:style-name="P81" text:outline-level="3"><text:bookmark-start text:name="__RefHeading___Toc1699_1245297299"/>Код тестовой программы<text:bookmark-end text:name="__RefHeading___Toc1699_1245297299"/></text:h>
      <text:p text:style-name="P2"><text:span text:style-name="T29">program example</text:span><text:line-break/><text:tab/><text:span text:style-name="T29">integer b</text:span><text:line-break/><text:tab/><text:span text:style-name="T29">integer::a = 5</text:span><text:line-break/><text:tab/><text:span text:style-name="T29">print* a</text:span><text:line-break/><text:tab/><text:span text:style-name="T29">b = -2 * (-5)</text:span><text:line-break/><text:tab/><text:span text:style-name="T29">print* b</text:span><text:line-break/><text:tab/><text:span text:style-name="T29">do while (a&lt;b)</text:span><text:line-break/><text:tab/><text:tab/><text:span text:style-name="T29">a=a+1</text:span><text:line-break/><text:tab/><text:tab/><text:span text:style-name="T29">if (a &gt; 6) then</text:span><text:line-break/><text:tab/><text:tab/><text:tab/><text:span text:style-name="T29">exit</text:span><text:line-break/><text:tab/><text:tab/><text:span text:style-name="T29">end if</text:span><text:line-break/><text:tab/><text:tab/><text:span text:style-name="T29">print* a</text:span><text:line-break/><text:tab/><text:span text:style-name="T29">end do</text:span><text:line-break/><text:span text:style-name="T29">end program example</text:span></text:p>
      <text:h text:style-name="P81" text:outline-level="3"><text:bookmark-start text:name="__DdeLink__1616_1245297299"/><text:bookmark-start text:name="__RefHeading___Toc1701_1245297299"/>Результат работы компилятора<text:bookmark-end text:name="__DdeLink__1616_1245297299"/><text:bookmark-end text:name="__RefHeading___Toc1701_1245297299"/></text:h>
      <text:p text:style-name="Text_20_body"><text:span text:style-name="T61">.text</text:span><text:line-break/><text:line-break/><text:span text:style-name="T61">.global main</text:span><text:line-break/><text:span text:style-name="T61">main:</text:span><text:line-break/><text:span text:style-name="T61">mov <text:tab/>(var_a), %rax</text:span><text:line-break/><text:span text:style-name="T61">push <text:tab/>%rax</text:span><text:line-break/><text:span text:style-name="T61">pop <text:tab/>%rax</text:span><text:line-break/><text:span text:style-name="T61">lea <text:tab/>format(%rip), %rdi</text:span><text:line-break/><text:span text:style-name="T61">mov <text:tab/>%rax, %rsi</text:span><text:line-break/><text:span text:style-name="T61">call <text:tab/>printf</text:span><text:line-break/><text:span text:style-name="T61">push <text:tab/>$0</text:span><text:line-break/><text:span text:style-name="T61">push<text:tab/>$2</text:span><text:line-break/><text:span text:style-name="T61">push <text:tab/>$0</text:span><text:line-break/><text:span text:style-name="T61">push <text:tab/>$5</text:span><text:line-break/><text:span text:style-name="T61">pop <text:tab/>%rbx</text:span><text:line-break/><text:span text:style-name="T61">pop <text:tab/>%rax</text:span><text:line-break/><text:span text:style-name="T61">sub <text:tab/>%rbx, %rax</text:span><text:line-break/><text:span text:style-name="T61">push <text:tab/>%rax</text:span><text:line-break/><text:span text:style-name="T61">pop <text:tab/>%rbx</text:span><text:line-break/><text:span text:style-name="T61">pop <text:tab/>%rax</text:span><text:line-break/><text:span text:style-name="T61">imul <text:tab/>%rbx</text:span><text:line-break/><text:span text:style-name="T61">push <text:tab/>%rax</text:span><text:line-break/><text:span text:style-name="T61">pop <text:tab/>%rbx</text:span><text:line-break/><text:span text:style-name="T61">pop <text:tab/>%rax</text:span><text:line-break/><text:span text:style-name="T61">sub <text:tab/>%rbx, %rax</text:span><text:line-break/><text:span text:style-name="T61">push <text:tab/>%rax</text:span><text:line-break/><text:span text:style-name="T61">pop <text:tab/>%rax</text:span><text:line-break/><text:span text:style-name="T61">mov <text:tab/>%rax, (var_b)</text:span><text:line-break/><text:span text:style-name="T61">mov <text:tab/>(var_b), %rax</text:span><text:line-break/><text:span text:style-name="T61">push <text:tab/>%rax</text:span><text:line-break/><text:span text:style-name="T61">pop <text:tab/>%rax</text:span><text:line-break/><text:span text:style-name="T61">lea <text:tab/>format(%rip), %rdi</text:span><text:line-break/><text:soft-page-break/><text:span text:style-name="T61">mov <text:tab/>%rax, %rsi</text:span><text:line-break/><text:span text:style-name="T61">call <text:tab/>printf</text:span><text:line-break/><text:span text:style-name="T61">dowhile_label_1:</text:span><text:line-break/><text:span text:style-name="T61">mov <text:tab/>(var_a), %rax</text:span><text:line-break/><text:span text:style-name="T61">push <text:tab/>%rax</text:span><text:line-break/><text:span text:style-name="T61">mov <text:tab/>(var_b), %rax</text:span><text:line-break/><text:span text:style-name="T61">push <text:tab/>%rax</text:span><text:line-break/><text:span text:style-name="T61">pop <text:tab/>%rbx</text:span><text:line-break/><text:span text:style-name="T61">pop <text:tab/>%rax</text:span><text:line-break/><text:span text:style-name="T61">cmp <text:tab/>%rbx, %rax</text:span><text:line-break/><text:span text:style-name="T61">jge <text:tab/>cmp_less_false_1</text:span><text:line-break/><text:span text:style-name="T61">jl <text:tab/>cmp_less_true_1</text:span><text:line-break/><text:span text:style-name="T61">cmp_less_true_1:</text:span><text:line-break/><text:span text:style-name="T61">mov <text:tab/>$1, %rax</text:span><text:line-break/><text:span text:style-name="T61">jmp <text:tab/>cmp_less_exit_1</text:span><text:line-break/><text:span text:style-name="T61">cmp_less_false_1:</text:span><text:line-break/><text:span text:style-name="T61">mov <text:tab/>$0, %rax</text:span><text:line-break/><text:span text:style-name="T61">jmp <text:tab/>cmp_less_exit_1</text:span><text:line-break/><text:span text:style-name="T61">cmp_less_exit_1:</text:span><text:line-break/><text:span text:style-name="T61">push <text:tab/>%rax</text:span><text:line-break/><text:span text:style-name="T61">pop <text:tab/>%rax</text:span><text:line-break/><text:span text:style-name="T61">cmp <text:tab/>$0, %rax</text:span><text:line-break/><text:span text:style-name="T61">jle <text:tab/>dowhile_exit_label_1</text:span><text:line-break/><text:span text:style-name="T61">mov <text:tab/>(var_a), %rax</text:span><text:line-break/><text:span text:style-name="T61">push <text:tab/>%rax</text:span><text:line-break/><text:span text:style-name="T61">push <text:tab/>$1</text:span><text:line-break/><text:span text:style-name="T61">pop <text:tab/>%rbx</text:span><text:line-break/><text:span text:style-name="T61">pop <text:tab/>%rax</text:span><text:line-break/><text:span text:style-name="T61">add <text:tab/>%rbx, %rax</text:span><text:line-break/><text:span text:style-name="T61">push <text:tab/>%rax</text:span><text:line-break/><text:span text:style-name="T61">pop <text:tab/>%rax</text:span><text:line-break/><text:span text:style-name="T61">mov <text:tab/>%rax, (var_a)</text:span><text:line-break/><text:span text:style-name="T61">mov <text:tab/>(var_a), %rax</text:span><text:line-break/><text:span text:style-name="T61">push <text:tab/>%rax</text:span><text:line-break/><text:span text:style-name="T61">push <text:tab/>$6</text:span><text:line-break/><text:span text:style-name="T61">pop <text:tab/>%rbx</text:span><text:line-break/><text:span text:style-name="T61">pop <text:tab/>%rax</text:span><text:line-break/><text:span text:style-name="T61">cmp <text:tab/>%rbx, %rax</text:span><text:line-break/><text:span text:style-name="T61">jg <text:tab/>cmp_more_true_2</text:span><text:line-break/><text:span text:style-name="T61">jle <text:tab/>cmp_more_false_2</text:span><text:line-break/><text:span text:style-name="T61">cmp_more_true_2:</text:span><text:line-break/><text:span text:style-name="T61">mov <text:tab/>$1, %rax</text:span><text:line-break/><text:span text:style-name="T61">jmp <text:tab/>cmp_more_exit_2</text:span><text:line-break/><text:span text:style-name="T61">cmp_more_false_2:</text:span><text:line-break/><text:span text:style-name="T61">mov <text:tab/>$0, %rax</text:span><text:line-break/><text:span text:style-name="T61">jmp <text:tab/>cmp_more_exit_2</text:span><text:line-break/><text:span text:style-name="T61">cmp_more_exit_2:</text:span><text:line-break/><text:span text:style-name="T61">push <text:tab/>%rax</text:span><text:line-break/><text:span text:style-name="T61">pop <text:tab/>%rax</text:span><text:line-break/><text:span text:style-name="T61">cmp <text:tab/>$0, %rax</text:span><text:line-break/><text:span text:style-name="T61">je <text:tab/>label_false_1</text:span><text:line-break/><text:span text:style-name="T61">jmp <text:tab/>dowhile_exit_label_1</text:span><text:line-break/><text:soft-page-break/><text:span text:style-name="T61">label_false_1:</text:span><text:line-break/><text:span text:style-name="T61">if_exit_label_1:</text:span><text:line-break/><text:span text:style-name="T61">mov <text:tab/>(var_a), %rax</text:span><text:line-break/><text:span text:style-name="T61">push <text:tab/>%rax</text:span><text:line-break/><text:span text:style-name="T61">pop <text:tab/>%rax</text:span><text:line-break/><text:span text:style-name="T61">lea <text:tab/>format(%rip), %rdi</text:span><text:line-break/><text:span text:style-name="T61">mov <text:tab/>%rax, %rsi</text:span><text:line-break/><text:span text:style-name="T61">call <text:tab/>printf</text:span><text:line-break/><text:span text:style-name="T61">jmp <text:tab/>dowhile_label_1</text:span><text:line-break/><text:span text:style-name="T61">dowhile_exit_label_1:</text:span><text:line-break/><text:span text:style-name="T61">exit:</text:span><text:line-break/><text:span text:style-name="T61">mov <text:tab/>$1, %rax</text:span><text:line-break/><text:span text:style-name="T61">int <text:tab/>$0x80</text:span><text:line-break/><text:line-break/><text:span text:style-name="T61">.data</text:span><text:line-break/><text:span text:style-name="T61">format: <text:tab/>.asciz "%d\n"</text:span><text:line-break/><text:span text:style-name="T61">var_b: <text:tab/>.quad 0</text:span><text:line-break/><text:span text:style-name="T61">var_a: <text:tab/>.quad 5</text:span></text:p>
      <text:h text:style-name="Heading_20_3" text:outline-level="3"><text:bookmark-start text:name="__RefHeading___Toc1703_1245297299"/><text:bookmark-start text:name="__DdeLink__1622_1245297299"/><text:span text:style-name="T52">Результат работы </text:span><text:span text:style-name="T53">программы</text:span><text:bookmark-end text:name="__RefHeading___Toc1703_1245297299"/><text:bookmark-end text:name="__DdeLink__1622_1245297299"/></text:h>
      <text:p text:style-name="P23">5 10 6</text:p>
      <text:h text:style-name="Heading_20_2" text:outline-level="2"><text:bookmark-start text:name="__RefHeading___Toc1705_1245297299"/>Программа №2<text:bookmark-end text:name="__RefHeading___Toc1705_1245297299"/><text:bookmark-start text:name="__DdeLink__1619_1245297299"/></text:h>
      <text:h text:style-name="P82" text:outline-level="3"><text:bookmark-start text:name="__RefHeading___Toc1707_1245297299"/>Код тестовой программы<text:bookmark-end text:name="__RefHeading___Toc1707_1245297299"/><text:bookmark-end text:name="__DdeLink__1619_1245297299"/></text:h>
      <text:p text:style-name="P22"><text:span text:style-name="T29">program example</text:span><text:line-break/><text:tab/><text:span text:style-name="T29">integer b</text:span><text:line-break/><text:tab/><text:span text:style-name="T29">integer::a = 5</text:span><text:line-break/><text:tab/><text:span text:style-name="T29">print* a</text:span><text:line-break/><text:tab/><text:span text:style-name="T29">b = -2 * (5)</text:span><text:line-break/><text:tab/><text:span text:style-name="T29">print* b</text:span><text:line-break/><text:tab/><text:span text:style-name="T29">do while (a&gt;b+5)</text:span><text:line-break/><text:tab/><text:tab/><text:span text:style-name="T29">a=a-1</text:span><text:line-break/><text:tab/><text:tab/><text:span text:style-name="T29">if (a &gt; 0) then</text:span><text:line-break/><text:tab/><text:tab/><text:tab/><text:span text:style-name="T29">continue</text:span><text:line-break/><text:tab/><text:tab/><text:span text:style-name="T29">end if</text:span><text:line-break/><text:tab/><text:tab/><text:span text:style-name="T29">print* a</text:span><text:line-break/><text:tab/><text:span text:style-name="T29">end do</text:span><text:line-break/><text:span text:style-name="T29">end program example</text:span></text:p>
      <text:h text:style-name="P82" text:outline-level="3"><text:bookmark-start text:name="__RefHeading___Toc1709_1245297299"/>Результат работы компилятора<text:bookmark-end text:name="__RefHeading___Toc1709_1245297299"/></text:h>
      <text:p text:style-name="P22"><text:span text:style-name="T29">.text<text:line-break/><text:line-break/>.global main<text:line-break/>main:<text:line-break/>mov <text:tab/>(var_a), %rax<text:line-break/>push <text:tab/>%rax<text:line-break/>pop <text:tab/>%rax<text:line-break/>lea <text:tab/>format(%rip), %rdi<text:line-break/>mov <text:tab/>%rax, %rsi<text:line-break/>call <text:tab/>printf<text:line-break/>push <text:tab/>$0<text:line-break/>push <text:tab/>$2<text:line-break/></text:span><text:soft-page-break/><text:span text:style-name="T29">push <text:tab/>$5<text:line-break/>pop <text:tab/>%rbx<text:line-break/>pop <text:tab/>%rax<text:line-break/>imul <text:tab/>%rbx<text:line-break/>push <text:tab/>%rax<text:line-break/>pop <text:tab/>%rbx<text:line-break/>pop <text:tab/>%rax<text:line-break/>sub <text:tab/>%rbx, %rax<text:line-break/>push <text:tab/>%rax<text:line-break/>pop <text:tab/>%rax<text:line-break/>mov <text:tab/>%rax, (var_b)<text:line-break/>mov <text:tab/>(var_b), %rax<text:line-break/>push <text:tab/>%rax<text:line-break/>pop <text:tab/>%rax<text:line-break/>lea <text:tab/>format(%rip), %rdi<text:line-break/>mov <text:tab/>%rax, %rsi<text:line-break/>call <text:tab/>printf<text:line-break/>dowhile_label_1:<text:line-break/>mov <text:tab/>(var_a), %rax<text:line-break/>push <text:tab/>%rax<text:line-break/>mov <text:tab/>(var_b), %rax<text:line-break/>push <text:tab/>%rax<text:line-break/>push <text:tab/>$5<text:line-break/>pop <text:tab/>%rbx<text:line-break/>pop <text:tab/>%rax<text:line-break/>add <text:tab/>%rbx, %rax<text:line-break/>push <text:tab/>%rax<text:line-break/>pop <text:tab/>%rbx<text:line-break/>pop <text:tab/>%rax<text:line-break/>cmp <text:tab/>%rbx, %rax<text:line-break/>jg <text:tab/>cmp_more_true_1<text:line-break/>jle <text:tab/>cmp_more_false_1<text:line-break/>cmp_more_true_1:<text:line-break/>mov <text:tab/>$1, %rax<text:line-break/>jmp <text:tab/>cmp_more_exit_1<text:line-break/>cmp_more_false_1:<text:line-break/>mov <text:tab/>$0, %rax<text:line-break/>jmp <text:tab/>cmp_more_exit_1<text:line-break/>cmp_more_exit_1:<text:line-break/>push <text:tab/>%rax<text:line-break/>pop <text:tab/>%rax<text:line-break/>cmp <text:tab/>$0, %rax<text:line-break/>jle <text:tab/>dowhile_exit_label_1<text:line-break/>mov <text:tab/>(var_a), %rax<text:line-break/>push<text:tab/>%rax<text:line-break/>push <text:tab/>$1<text:line-break/>pop <text:tab/>%rbx<text:line-break/>pop <text:tab/>%rax<text:line-break/>sub <text:tab/>%rbx, %rax<text:line-break/>push <text:tab/>%rax<text:line-break/>pop <text:tab/>%rax<text:line-break/>mov <text:tab/>%rax, (var_a)<text:line-break/>mov <text:tab/>(var_a), %rax<text:line-break/>push <text:tab/>%rax<text:line-break/>push<text:tab/>$0<text:line-break/>pop <text:tab/>%rbx<text:line-break/>pop <text:tab/>%rax<text:line-break/>cmp <text:tab/>%rbx, %rax<text:line-break/></text:span><text:soft-page-break/><text:span text:style-name="T29">jg <text:tab/>cmp_more_true_2<text:line-break/>jle <text:tab/>cmp_more_false_2<text:line-break/>cmp_more_true_2:<text:line-break/>mov <text:tab/>$1, %rax<text:line-break/>jmp <text:tab/>cmp_more_exit_2<text:line-break/>cmp_more_false_2:<text:line-break/>mov <text:tab/>$0, %rax<text:line-break/>jmp <text:tab/>cmp_more_exit_2<text:line-break/>cmp_more_exit_2:<text:line-break/>push <text:tab/>%rax<text:line-break/>pop <text:tab/>%rax<text:line-break/>cmp <text:tab/>$0, %rax<text:line-break/>je <text:tab/>label_false_1<text:line-break/>jmp <text:tab/>dowhile_label_1<text:line-break/>label_false_1:<text:line-break/>if_exit_label_1:<text:line-break/>mov <text:tab/>(var_a), %rax<text:line-break/>push <text:tab/>%rax<text:line-break/>pop <text:tab/>%rax<text:line-break/>lea <text:tab/>format(%rip), %rdi<text:line-break/>mov <text:tab/>%rax, %rsi<text:line-break/>call <text:tab/>printf<text:line-break/>jmp <text:tab/>dowhile_label_1<text:line-break/>dowhile_exit_label_1:<text:line-break/>exit:<text:line-break/>mov <text:tab/>$1, %rax<text:line-break/>int <text:tab/>$0x80<text:line-break/><text:line-break/>.data<text:line-break/>format:.asciz "%d\n"<text:line-break/>var_b: .quad 0<text:line-break/>var_a: .quad 5</text:span></text:p>
      <text:h text:style-name="P84" text:outline-level="3"><text:bookmark-start text:name="__RefHeading___Toc1711_1245297299"/><text:span text:style-name="T28">Результат работы </text:span><text:span text:style-name="T34">программы</text:span><text:bookmark-end text:name="__RefHeading___Toc1711_1245297299"/></text:h>
      <text:p text:style-name="P24">5 -10 0 -1 -2 -3 -4 -5</text:p>
      <text:h text:style-name="P77" text:outline-level="2"><text:bookmark-start text:name="__RefHeading___Toc1713_1245297299"/><text:bookmark-start text:name="__DdeLink__1822_1796809026"/>Программа №3<text:bookmark-end text:name="__RefHeading___Toc1713_1245297299"/></text:h>
      <text:h text:style-name="P81" text:outline-level="3"><text:bookmark-start text:name="__RefHeading___Toc1715_1245297299"/>Код тестовой программы<text:bookmark-end text:name="__RefHeading___Toc1715_1245297299"/></text:h>
      <text:p text:style-name="P23">program example<text:line-break/><text:tab/>integer a,b<text:line-break/><text:tab/>a=1<text:line-break/><text:tab/>b=10<text:line-break/><text:tab/>do while (a&lt;b)<text:line-break/><text:tab/><text:tab/>print* a<text:line-break/><text:tab/><text:tab/>a = a * (-1)<text:line-break/><text:tab/><text:tab/>if (a&lt;0) then<text:line-break/><text:tab/><text:tab/><text:tab/>a=a-1<text:line-break/><text:tab/><text:tab/>else<text:line-break/><text:tab/><text:tab/><text:tab/>a=a+1<text:line-break/><text:tab/><text:tab/>end if<text:line-break/><text:tab/>end do<text:line-break/>end program example</text:p>
      <text:h text:style-name="P81" text:outline-level="3"><text:bookmark-start text:name="__RefHeading___Toc1717_1245297299"/><text:soft-page-break/>Результат работы компилятора<text:bookmark-end text:name="__RefHeading___Toc1717_1245297299"/><text:bookmark-end text:name="__DdeLink__1822_1796809026"/></text:h>
      <text:p text:style-name="Standard"><text:span text:style-name="T61">.text<text:line-break/><text:line-break/>.global main<text:line-break/>main:<text:line-break/>push <text:tab/>$1<text:line-break/>pop <text:tab/>%rax<text:line-break/>mov <text:tab/>%rax, (var_a)<text:line-break/>push <text:tab/>$10<text:line-break/>pop <text:tab/>%rax<text:line-break/>mov <text:tab/>%rax, (var_b)<text:line-break/>dowhile_label_1:<text:line-break/>mov <text:tab/>(var_a), %rax<text:line-break/>push <text:tab/>%rax<text:line-break/>mov <text:tab/>(var_b), %rax<text:line-break/>push <text:tab/>%rax<text:line-break/>pop <text:tab/>%rbx<text:line-break/>pop <text:tab/>%rax<text:line-break/>cmp <text:tab/>%rbx, %rax<text:line-break/>jge <text:tab/>cmp_less_false_1<text:line-break/>jl <text:tab/>cmp_less_true_1<text:line-break/>cmp_less_true_1:<text:line-break/>mov <text:tab/>$1, %rax<text:line-break/>jmp <text:tab/>cmp_less_exit_1<text:line-break/>cmp_less_false_1:<text:line-break/>mov <text:tab/>$0, %rax<text:line-break/>jmp <text:tab/>cmp_less_exit_1<text:line-break/>cmp_less_exit_1:<text:line-break/>push <text:tab/>%rax<text:line-break/>pop <text:tab/>%rax<text:line-break/>cmp <text:tab/>$0, %rax<text:line-break/>jle <text:tab/>dowhile_exit_label_1<text:line-break/>mov <text:tab/>(var_a), %rax<text:line-break/>push <text:tab/>%rax<text:line-break/>pop <text:tab/>%rax<text:line-break/>lea <text:tab/>format(%rip), %rdi<text:line-break/>mov <text:tab/>%rax, %rsi<text:line-break/>call <text:tab/>printf<text:line-break/>mov <text:tab/>(var_a), %rax<text:line-break/>push <text:tab/>%rax<text:line-break/>push <text:tab/>$0<text:line-break/>push <text:tab/>$1<text:line-break/>pop <text:tab/>%rbx<text:line-break/>pop <text:tab/>%rax<text:line-break/>sub <text:tab/>%rbx, %rax<text:line-break/>push <text:tab/>%rax<text:line-break/>pop <text:tab/>%rbx<text:line-break/>pop <text:tab/>%rax<text:line-break/>imul <text:tab/>%rbx<text:line-break/>push <text:tab/>%rax<text:line-break/>pop <text:tab/>%rax<text:line-break/>mov <text:tab/>%rax, (var_a)<text:line-break/>mov <text:tab/>(var_a), %rax<text:line-break/>push <text:tab/>%rax<text:line-break/>push <text:tab/>$0<text:line-break/>pop <text:tab/>%rbx<text:line-break/>pop <text:tab/>%rax<text:line-break/>cmp<text:tab/>%rbx, %rax<text:line-break/>jge <text:tab/>cmp_less_false_2<text:line-break/>jl <text:tab/>cmp_less_true_2<text:line-break/>cmp_less_true_2:<text:line-break/></text:span><text:soft-page-break/><text:span text:style-name="T61">mov <text:tab/>$1, %rax<text:line-break/>jmp <text:tab/>cmp_less_exit_2<text:line-break/>cmp_less_false_2:<text:line-break/>mov <text:tab/>$0, %rax<text:line-break/>jmp <text:tab/>cmp_less_exit_2<text:line-break/>cmp_less_exit_2:<text:line-break/>push <text:tab/>%rax<text:line-break/>pop <text:tab/>%rax<text:line-break/>cmp <text:tab/>$0, %rax<text:line-break/>je <text:tab/>label_false_1<text:line-break/>mov <text:tab/>(var_a), %rax<text:line-break/>push <text:tab/>%rax<text:line-break/>push <text:tab/>$1<text:line-break/>pop <text:tab/>%rbx<text:line-break/>pop <text:tab/>%rax<text:line-break/>sub <text:tab/>%rbx, %rax<text:line-break/>push <text:tab/>%rax<text:line-break/>pop <text:tab/>%rax<text:line-break/>mov <text:tab/>%rax, (var_a)<text:line-break/>jmp <text:tab/>if_exit_label_1<text:line-break/>label_false_1:<text:line-break/>mov <text:tab/>(var_a), %rax<text:line-break/>push <text:tab/>%rax<text:line-break/>push <text:tab/>$1<text:line-break/>pop <text:tab/>%rbx<text:line-break/>pop <text:tab/>%rax<text:line-break/>add<text:tab/>%rbx, %rax<text:line-break/>push <text:tab/>%rax<text:line-break/>pop <text:tab/>%rax<text:line-break/>mov<text:tab/>%rax, (var_a)<text:line-break/>if_exit_label_1:<text:line-break/>jmp <text:tab/>dowhile_label_1<text:line-break/>dowhile_exit_label_1:<text:line-break/>exit:<text:line-break/>mov <text:tab/>$1, %rax<text:line-break/>int <text:tab/>$0x80<text:line-break/><text:line-break/>.data<text:line-break/>format: <text:tab/>.asciz "%d\n"<text:line-break/>var_a: <text:tab/>.quad 0<text:line-break/>var_b: <text:tab/>.quad 0</text:span><text:bookmark-start text:name="__DdeLink__1828_1796809026"/></text:p>
      <text:h text:style-name="P84" text:outline-level="3"><text:bookmark-start text:name="__RefHeading___Toc1719_1245297299"/><text:span text:style-name="T28">Результат работы </text:span><text:span text:style-name="T34">программы</text:span><text:bookmark-end text:name="__RefHeading___Toc1719_1245297299"/><text:bookmark-end text:name="__DdeLink__1828_1796809026"/></text:h>
      <text:p text:style-name="P55"><text:span text:style-name="T62">1</text:span><text:span text:style-name="T53"> </text:span><text:span text:style-name="T62">-2</text:span><text:span text:style-name="T53"> </text:span><text:span text:style-name="T62">3</text:span><text:span text:style-name="T53"> </text:span><text:span text:style-name="T62">-4 5</text:span><text:span text:style-name="T53"> </text:span><text:span text:style-name="T62">-6</text:span><text:span text:style-name="T53"> </text:span><text:span text:style-name="T62">7</text:span><text:span text:style-name="T53"> </text:span><text:span text:style-name="T62">-8</text:span><text:span text:style-name="T53"> </text:span><text:span text:style-name="T62">9</text:span><text:span text:style-name="T53"> </text:span><text:span text:style-name="T62">-10</text:span></text:p>
      <text:h text:style-name="P78" text:outline-level="2"><text:bookmark-start text:name="__RefHeading___Toc1967_1796809026"/>Программа №<text:span text:style-name="T97">4</text:span><text:bookmark-end text:name="__RefHeading___Toc1967_1796809026"/></text:h>
      <text:h text:style-name="P83" text:outline-level="3"><text:bookmark-start text:name="__RefHeading___Toc1715_12452972991"/>Код тестовой программы<text:bookmark-end text:name="__RefHeading___Toc1715_12452972991"/></text:h>
      <text:p text:style-name="P56">function factorial (integer a, integer b) result (b)<text:line-break/><text:tab/>integer c<text:line-break/><text:tab/>a = a - 1<text:line-break/><text:tab/>if (a &gt; 0) then<text:line-break/><text:tab/><text:tab/>b = b * factorial(a, b+1)<text:line-break/><text:tab/>end if<text:line-break/>end function factorial<text:line-break/><text:line-break/>program example<text:line-break/><text:tab/>integer::c = 0, b=3<text:line-break/><text:soft-page-break/><text:tab/>c = factorial((1*2)*2+(b), 1)<text:line-break/><text:tab/>print* c<text:line-break/>end program example</text:p>
      <text:h text:style-name="P81" text:outline-level="3"><text:bookmark-start text:name="__RefHeading___Toc1717_12452972991"/>Результат работы компилятора<text:bookmark-end text:name="__RefHeading___Toc1717_12452972991"/></text:h>
      <text:p text:style-name="Text_20_body"><text:span text:style-name="T61">.text</text:span><text:line-break/><text:line-break/><text:span text:style-name="T61">.global main</text:span><text:line-break/><text:line-break/><text:span text:style-name="T61">factorial:</text:span><text:line-break/><text:span text:style-name="T61">pushq <text:tab/>%rbp</text:span><text:line-break/><text:span text:style-name="T61">movq <text:tab/>%rsp, %rbp</text:span><text:line-break/><text:span text:style-name="T61">pushq <text:tab/>$0</text:span><text:line-break/><text:span text:style-name="T61">movq <text:tab/>16(%rbp), %rax</text:span><text:line-break/><text:span text:style-name="T61">pushq <text:tab/>%rax</text:span><text:line-break/><text:span text:style-name="T61">pushq <text:tab/>$1</text:span><text:line-break/><text:span text:style-name="T61">popq <text:tab/>%rbx</text:span><text:line-break/><text:span text:style-name="T61">popq <text:tab/>%rax</text:span><text:line-break/><text:span text:style-name="T61">subq <text:tab/>%rbx, %rax</text:span><text:line-break/><text:span text:style-name="T61">pushq<text:tab/>%rax</text:span><text:line-break/><text:span text:style-name="T61">popq <text:tab/>%rax</text:span><text:line-break/><text:span text:style-name="T61">movq <text:tab/>%rax, 16(%rbp)</text:span><text:line-break/><text:span text:style-name="T61">movq <text:tab/>16(%rbp), %rax</text:span><text:line-break/><text:span text:style-name="T61">pushq <text:tab/>%rax</text:span><text:line-break/><text:span text:style-name="T61">pushq <text:tab/>$0</text:span><text:line-break/><text:span text:style-name="T61">popq <text:tab/>%rbx</text:span><text:line-break/><text:span text:style-name="T61">popq <text:tab/>%rax</text:span><text:line-break/><text:span text:style-name="T61">cmpq<text:tab/>%rbx, %rax</text:span><text:line-break/><text:span text:style-name="T61">jg cmp_more_true_1</text:span><text:line-break/><text:span text:style-name="T61">jle cmp_more_false_1</text:span><text:line-break/><text:span text:style-name="T61">cmp_more_true_1:</text:span><text:line-break/><text:span text:style-name="T61">movq <text:tab/>$1, %rax</text:span><text:line-break/><text:span text:style-name="T61">jmp cmp_more_exit_1</text:span><text:line-break/><text:span text:style-name="T61">cmp_more_false_1:</text:span><text:line-break/><text:span text:style-name="T61">movq <text:tab/>$0, %rax</text:span><text:line-break/><text:span text:style-name="T61">jmp cmp_more_exit_1</text:span><text:line-break/><text:span text:style-name="T61">cmp_more_exit_1:</text:span><text:line-break/><text:span text:style-name="T61">pushq <text:tab/>%rax</text:span><text:line-break/><text:span text:style-name="T61">popq <text:tab/>%rax</text:span><text:line-break/><text:span text:style-name="T61">cmpq <text:tab/>$0, %rax</text:span><text:line-break/><text:span text:style-name="T61">je label_false_1</text:span><text:line-break/><text:span text:style-name="T61">movq <text:tab/>24(%rbp), %rax</text:span><text:line-break/><text:span text:style-name="T61">pushq <text:tab/>%rax</text:span><text:line-break/><text:span text:style-name="T61">movq <text:tab/>24(%rbp), %rax</text:span><text:line-break/><text:span text:style-name="T61">pushq <text:tab/>%rax</text:span><text:line-break/><text:span text:style-name="T61">pushq <text:tab/>$1</text:span><text:line-break/><text:span text:style-name="T61">popq <text:tab/>%rbx</text:span><text:line-break/><text:span text:style-name="T61">popq <text:tab/>%rax</text:span><text:line-break/><text:span text:style-name="T61">addq <text:tab/>%rbx, %rax</text:span><text:line-break/><text:span text:style-name="T61">pushq<text:tab/>%rax</text:span><text:line-break/><text:span text:style-name="T61">movq <text:tab/>16(%rbp), %rax</text:span><text:line-break/><text:soft-page-break/><text:span text:style-name="T61">pushq <text:tab/>%rax</text:span><text:line-break/><text:span text:style-name="T61">call <text:tab/>factorial</text:span><text:line-break/><text:span text:style-name="T61">addq <text:tab/>$16, %rsp</text:span><text:line-break/><text:span text:style-name="T61">pushq <text:tab/>%rax</text:span><text:line-break/><text:span text:style-name="T61">popq <text:tab/>%rbx</text:span><text:line-break/><text:span text:style-name="T61">popq <text:tab/>%rax</text:span><text:line-break/><text:span text:style-name="T61">mulq <text:tab/>%rbx</text:span><text:line-break/><text:span text:style-name="T61">pushq<text:tab/>%rax</text:span><text:line-break/><text:span text:style-name="T61">popq <text:tab/>%rax</text:span><text:line-break/><text:span text:style-name="T61">movq <text:tab/>%rax, 24(%rbp)</text:span><text:line-break/><text:span text:style-name="T61">label_false_1:</text:span><text:line-break/><text:span text:style-name="T61">if_exit_label_1:</text:span><text:line-break/><text:span text:style-name="T61">movq <text:tab/>24(%rbp), %rax</text:span><text:line-break/><text:span text:style-name="T61">movq <text:tab/>%rbp, %rsp</text:span><text:line-break/><text:span text:style-name="T61">popq <text:tab/>%rbp</text:span><text:line-break/><text:span text:style-name="T61">ret</text:span><text:line-break/><text:line-break/><text:span text:style-name="T61">program:</text:span><text:line-break/><text:span text:style-name="T61">pushq <text:tab/>%rbp</text:span><text:line-break/><text:span text:style-name="T61">movq <text:tab/>%rsp, %rbp</text:span><text:line-break/><text:span text:style-name="T61">pushq <text:tab/>$0</text:span><text:line-break/><text:span text:style-name="T61">pushq <text:tab/>$3</text:span><text:line-break/><text:span text:style-name="T61">pushq <text:tab/>$1</text:span><text:line-break/><text:span text:style-name="T61">pushq <text:tab/>$1</text:span><text:line-break/><text:span text:style-name="T61">pushq <text:tab/>$2</text:span><text:line-break/><text:span text:style-name="T61">popq <text:tab/>%rbx</text:span><text:line-break/><text:span text:style-name="T61">popq <text:tab/>%rax</text:span><text:line-break/><text:span text:style-name="T61">mulq <text:tab/>%rbx</text:span><text:line-break/><text:span text:style-name="T61">pushq<text:tab/>%rax</text:span><text:line-break/><text:span text:style-name="T61">pushq<text:tab/>$2</text:span><text:line-break/><text:span text:style-name="T61">popq <text:tab/>%rbx</text:span><text:line-break/><text:span text:style-name="T61">popq <text:tab/>%rax</text:span><text:line-break/><text:span text:style-name="T61">mulq <text:tab/>%rbx</text:span><text:line-break/><text:span text:style-name="T61">pushq<text:tab/>%rax</text:span><text:line-break/><text:span text:style-name="T61">movq <text:tab/>-16(%rbp), %rax</text:span><text:line-break/><text:span text:style-name="T61">pushq <text:tab/>%rax</text:span><text:line-break/><text:span text:style-name="T61">popq <text:tab/>%rbx</text:span><text:line-break/><text:span text:style-name="T61">popq <text:tab/>%rax</text:span><text:line-break/><text:span text:style-name="T61">addq <text:tab/>%rbx, %rax</text:span><text:line-break/><text:span text:style-name="T61">pushq<text:tab/>%rax</text:span><text:line-break/><text:span text:style-name="T61">call <text:tab/>factorial</text:span><text:line-break/><text:span text:style-name="T61">addq <text:tab/>$16, %rsp</text:span><text:line-break/><text:span text:style-name="T61">pushq <text:tab/>%rax</text:span><text:line-break/><text:span text:style-name="T61">popq <text:tab/>%rax</text:span><text:line-break/><text:span text:style-name="T61">movq<text:tab/>%rax, -8(%rbp)</text:span><text:line-break/><text:span text:style-name="T61">movq<text:tab/>-8(%rbp), %rax</text:span><text:line-break/><text:span text:style-name="T61">pushq <text:tab/>%rax</text:span><text:line-break/><text:span text:style-name="T61">popq <text:tab/>%rsi</text:span><text:line-break/><text:span text:style-name="T61">movq <text:tab/>$format, %rdi</text:span><text:line-break/><text:span text:style-name="T61">movq <text:tab/>$0, %rax</text:span><text:line-break/><text:span text:style-name="T61">call <text:tab/>printf</text:span><text:line-break/><text:span text:style-name="T61">movq <text:tab/>$0, %rax</text:span><text:line-break/><text:soft-page-break/><text:span text:style-name="T61">movq <text:tab/>%rbp, %rsp</text:span><text:line-break/><text:span text:style-name="T61">popq <text:tab/>%rbp</text:span><text:line-break/><text:span text:style-name="T61">ret</text:span><text:line-break/><text:line-break/><text:span text:style-name="T61">main:</text:span><text:line-break/><text:span text:style-name="T61">call <text:tab/>program</text:span><text:line-break/><text:span text:style-name="T61">movq <text:tab/>$1, %rax</text:span><text:line-break/><text:span text:style-name="T61">int <text:tab/>$0x80</text:span><text:line-break/><text:line-break/><text:span text:style-name="T61">.data</text:span><text:line-break/><text:span text:style-name="T61">format: <text:tab/>.asciz "%d\n"</text:span></text:p>
      <text:h text:style-name="P81" text:outline-level="3"><text:bookmark-start text:name="__RefHeading___Toc1719_12452972991"/>Результат работы программы<text:bookmark-end text:name="__RefHeading___Toc1719_12452972991"/></text:h>
      <text:p text:style-name="P57"><text:span text:style-name="T98">5040</text:span></text:p>
      <text:h text:style-name="P72" text:outline-level="1"><text:bookmark-start text:name="__RefHeading___Toc1402_4094339299"/>Приложение<text:bookmark-end text:name="__RefHeading___Toc1402_4094339299"/></text:h>
      <text:p text:style-name="P16">На CD-диске приложены исходные коды курсовой работы, данный отчет и тестовые программы.</text:p>
      <text:h text:style-name="P73" text:outline-level="1"><text:bookmark-start text:name="__RefHeading___Toc1404_4094339299"/>Список литературы<text:bookmark-end text:name="__RefHeading___Toc1404_4094339299"/></text:h>
      <text:list xml:id="list4043316770" text:style-name="WW8Num1">
        <text:list-item>
          <text:p text:style-name="P52">И.А.Волкова, Т.В.Руденко. Формальные грамматики и языки. Элементы теории трансляции. Москва, 1996.</text:p>
        </text:list-item>
        <text:list-item>
          <text:p text:style-name="P53">Ю.Г.Карпов. Основы построения трансляторов. BHV Санкт-Петербург, 2005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ack1" svg:font-family="Hack"/>
    <style:font-face style:name="apple-system" svg:font-family="apple-system, BlinkMacSystemFont, Roboto, 'Open Sans', 'Helvetica Neue', sans-serif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Hack" svg:font-family="Hack" style:font-pitch="fixed"/>
    <style:font-face style:name="Hack2" svg:font-family="Hack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mazone BT" svg:font-family="'Amazone B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  <style:text-properties fo:color="#000000"/>
    </style:style>
    <style:style style:name="SubText" style:family="paragraph" style:parent-style-name="Standard">
      <style:paragraph-properties fo:margin-left="1.905cm" fo:margin-right="0cm" fo:text-align="justify" style:justify-single-word="false" fo:text-indent="-0.635cm" style:auto-text-indent="false"/>
      <style:text-properties fo:language="en" fo:country="US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writing-mode="page"/>
      <style:text-properties style:font-name="Liberation Mono" fo:font-family="'Liberation Mono'" style:font-family-generic="modern" style:font-pitch="fixed" fo:font-size="10pt" style:font-name-asian="Hack2" style:font-family-asian="Hack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9z0" style:family="text">
      <style:text-properties fo:font-size="13pt" fo:language="ru" fo:country="RU" style:font-size-asian="13pt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6z3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6z2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6z3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8c36c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49cm" fo:margin-left="3cm" fo:margin-right="1.4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/>
    <style:master-page style:name="Convert_20_2" style:display-name="Convert 2" style:page-layout-name="Mpm2">
      <style:footer>
        <text:p text:style-name="Footer"><draw:frame draw:style-name="Mfr1" draw:name="Frame3" text:anchor-type="paragraph" svg:y="0.002cm" draw:z-index="22"><draw:text-box fo:min-height="0.058cm" fo:min-width="0.041cm"><text:p text:style-name="MP1"><text:span text:style-name="Page_20_Number"><text:page-number text:select-page="current">22</text:page-number></text:span></text:p></draw:text-box></draw:frame></text:p>
      </style:footer>
    </style:master-page>
    <style:master-page style:name="Convert_20_3" style:display-name="Convert 3" style:page-layout-name="Mpm2">
      <style:footer>
        <text:p text:style-name="Footer"><draw:frame draw:style-name="Mfr1" draw:name="Frame4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/draw:text-box></draw:frame></text:p>
      </style:footer>
    </style:master-page>
    <style:master-page style:name="Convert_20_4" style:display-name="Convert 4" style:page-layout-name="Mpm2">
      <style:footer>
        <text:p text:style-name="Footer"><draw:frame draw:style-name="Mfr1" draw:name="Frame5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/draw:text-box></draw:frame></text:p>
      </style:footer>
    </style:master-page>
    <style:master-page style:name="Convert_20_5" style:display-name="Convert 5" style:page-layout-name="Mpm2">
      <style:footer>
        <text:p text:style-name="Footer"><draw:frame draw:style-name="Mfr1" draw:name="Frame6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/draw:text-box></draw:frame></text:p>
      </style:footer>
    </style:master-page>
    <style:master-page style:name="Convert_20_6" style:display-name="Convert 6" style:page-layout-name="Mpm2">
      <style:footer>
        <text:p text:style-name="Footer"><draw:frame draw:style-name="Mfr1" draw:name="Frame7" text:anchor-type="paragraph" svg:y="0.002cm" draw:z-index="26"><draw:text-box fo:min-height="0.058cm" fo:min-width="0.041cm"><text:p text:style-name="Footer"><text:span text:style-name="Page_20_Number"><text:page-number text:select-page="current">23</text:page-number></text:span></text:p></draw:text-box></draw:frame></text:p>
      </style:footer>
    </style:master-page>
    <style:master-page style:name="Convert_20_7" style:display-name="Convert 7" style:page-layout-name="Mpm3">
      <style:footer>
        <text:p text:style-name="Footer"><draw:frame draw:style-name="Mfr1" draw:name="Frame8" text:anchor-type="paragraph" svg:y="0.002cm" draw:z-index="27"><draw:text-box fo:min-height="0.058cm" fo:min-width="0.041cm"><text:p text:style-name="Footer"><text:span text:style-name="Page_20_Number"><text:page-number text:select-page="current">2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04:13:34.238600318</meta:creation-date>
    <dc:date>2017-05-11T08:30:25.196339601</dc:date>
    <meta:editing-duration>PT1H43M19S</meta:editing-duration>
    <meta:editing-cycles>23</meta:editing-cycles>
    <meta:generator>LibreOffice/5.3.2.2$Linux_X86_64 LibreOffice_project/30m0$Build-2</meta:generator>
    <meta:document-statistic meta:table-count="4" meta:image-count="4" meta:object-count="0" meta:page-count="24" meta:paragraph-count="250" meta:word-count="3251" meta:character-count="23564" meta:non-whitespace-character-count="20133"/>
  </office:meta>
</office:document-meta>
</file>